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First</text:p>
          </table:table-cell>
          <table:table-cell office:value-type="time" office:time-value="PT12H18M32.000S" table:style-name="ce9">
            <text:p>12:18:32</text:p>
          </table:table-cell>
          <table:table-cell office:value-type="string" table:style-name="ce12">
            <text:p>Last</text:p>
          </table:table-cell>
          <table:table-cell office:value-type="time" office:time-value="PT12H24M32.000S" table:style-name="ce9">
            <text:p>12:24:3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476923076923075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6.330769230769235" table:style-name="ce14">
            <text:p>36.3</text:p>
          </table:table-cell>
          <table:table-cell office:value-type="float" office:value="11.792307692307693" table:style-name="ce14">
            <text:p>11.8</text:p>
          </table:table-cell>
          <table:table-cell office:value-type="float" office:value="6.1538461538461542E-2" table:style-name="ce14">
            <text:p>0.1</text:p>
          </table:table-cell>
          <table:table-cell office:value-type="float" office:value="51.815384615384616" table:style-name="ce14">
            <text:p>51.8</text:p>
          </table:table-cell>
          <table:table-cell office:value-type="float" office:value="48.123076923076923" table:style-name="ce14">
            <text:p>48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.600000000000001" table:style-name="ce13">
            <text:p>1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5.400000000000006" table:style-name="ce14">
            <text:p>65.4</text:p>
          </table:table-cell>
          <table:table-cell office:value-type="float" office:value="22.1" table:style-name="ce14">
            <text:p>22.1</text:p>
          </table:table-cell>
          <table:table-cell office:value-type="float" office:value="0.2" table:style-name="ce14">
            <text:p>0.2</text:p>
          </table:table-cell>
          <table:table-cell office:value-type="float" office:value="99.9" table:style-name="ce14">
            <text:p>99.9</text:p>
          </table:table-cell>
          <table:table-cell office:value-type="float" office:value="77.7" table:style-name="ce14">
            <text:p>77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644H21M32.000S" table:style-name="ce9">
            <text:p>12:21:3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8001270378996399" table:style-name="ce14">
            <text:p>1.8</text:p>
          </table:table-cell>
          <table:table-cell office:value-type="float" office:value="1.8741030658838878" table:style-name="ce14">
            <text:p>1.9</text:p>
          </table:table-cell>
          <table:table-cell office:value-type="float" office:value="3.25" table:style-name="ce14">
            <text:p>3.3</text:p>
          </table:table-cell>
          <table:table-cell office:value-type="float" office:value="1.9279988123515441" table:style-name="ce14">
            <text:p>1.9</text:p>
          </table:table-cell>
          <table:table-cell office:value-type="float" office:value="1.6146099744245526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406.75200000000001" table:style-name="ce13">
            <text:p>40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08T00:00:00" table:style-name="ce5">
            <text:p>08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3" table:style-name="ce4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18.310S" table:style-name="ce6">
            <text:p>00:12: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93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10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14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671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9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61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057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8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38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551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614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4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6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0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137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48175 0 27690 1661258 7770 0 81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9969 0 6870 409563 2227 0 391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0102 0 7890 411709 2432 0 158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4668 0 6763 418312 2349 0 139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3434 0 6165 421672 760 0 128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438567 56 892 0 0 0 0 2 0 1 0 0 0 1264 0 20601 64 0 0 0 0 0 0 0 22 0 0 0 0 0 0 0 0 22613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2278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133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2596731 0 718976 63874 11140545 20642 0 869 203977 420 447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884688635 11066597 <text:s text:c="3"/>0 <text:s text:c="3"/>0 <text:s text:c="3"/>0 <text:s text:c="4"/>0 <text:s text:c="9"/>0 <text:s text:c="8"/>0 1884688635 1106659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3110437 <text:s/>111885 <text:s text:c="3"/>0 <text:s text:c="3"/>5 <text:s text:c="3"/>0 <text:s text:c="4"/>0 <text:s text:c="9"/>0 <text:s text:c="8"/>0 229359103 <text:s/>17656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603 22537 838718 259172 7993 258367 2137504 2383148 0 97784 2643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501 22506 837666 258636 7993 258367 2137504 2383148 0 97648 2643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 0 0 0 0 0 4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2 0 0 0 0 0 412 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7 116064 21 18 5 54 23 78 20 0 1 0 4 2932736 414 4294967295 8003584 8103420 0 0 0 0 0 4096 536946211 4294967295 0 0 0 2 0 0 13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1885 errors:0 dropped: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7656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3110437 (13.1 MB) <text:s/>TX bytes:229359103 (229.3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066597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06659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884688635 (1.8 GB) <text:s/>TX bytes:1884688635 (1.8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00 <text:s text:c="5"/>2880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3.13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8.56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22.3" table:style-name="ce1">
            <text:p>22.3</text:p>
          </table:table-cell>
          <table:table-cell office:value-type="float" office:value="77.7" table:style-name="ce1">
            <text:p>77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50.6" table:style-name="ce1">
            <text:p>50.6</text:p>
          </table:table-cell>
          <table:table-cell office:value-type="float" office:value="10.5" table:style-name="ce1">
            <text:p>10.5</text:p>
          </table:table-cell>
          <table:table-cell office:value-type="float" office:value="0.1" table:style-name="ce1">
            <text:p>0.1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1" table:style-name="ce1">
            <text:p>61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51.4" table:style-name="ce1">
            <text:p>51.4</text:p>
          </table:table-cell>
          <table:table-cell office:value-type="float" office:value="11.5" table:style-name="ce1">
            <text:p>11.5</text:p>
          </table:table-cell>
          <table:table-cell office:value-type="float" office:value="0.1" table:style-name="ce1">
            <text:p>0.1</text:p>
          </table:table-cell>
          <table:table-cell office:value-type="float" office:value="37" table:style-name="ce1">
            <text:p>37</text:p>
          </table:table-cell>
          <table:table-cell office:value-type="float" office:value="62.9" table:style-name="ce1">
            <text:p>6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58.7" table:style-name="ce1">
            <text:p>58.7</text:p>
          </table:table-cell>
          <table:table-cell office:value-type="float" office:value="17.8" table:style-name="ce1">
            <text:p>17.8</text:p>
          </table:table-cell>
          <table:table-cell office:value-type="float" office:value="0.1" table:style-name="ce1">
            <text:p>0.1</text:p>
          </table:table-cell>
          <table:table-cell office:value-type="float" office:value="23.4" table:style-name="ce1">
            <text:p>23.4</text:p>
          </table:table-cell>
          <table:table-cell office:value-type="float" office:value="76.5" table:style-name="ce1">
            <text:p>7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2.1" table:style-name="ce1">
            <text:p>32.1</text:p>
          </table:table-cell>
          <table:table-cell office:value-type="float" office:value="20.6" table:style-name="ce1">
            <text:p>20.6</text:p>
          </table:table-cell>
          <table:table-cell office:value-type="float" office:value="0.1" table:style-name="ce1">
            <text:p>0.1</text:p>
          </table:table-cell>
          <table:table-cell office:value-type="float" office:value="47.2" table:style-name="ce1">
            <text:p>47.2</text:p>
          </table:table-cell>
          <table:table-cell office:value-type="float" office:value="52.7" table:style-name="ce1">
            <text:p>5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4.8" table:style-name="ce1">
            <text:p>24.8</text:p>
          </table:table-cell>
          <table:table-cell office:value-type="float" office:value="21.2" table:style-name="ce1">
            <text:p>21.2</text:p>
          </table:table-cell>
          <table:table-cell office:value-type="float" office:value="0.1" table:style-name="ce1">
            <text:p>0.1</text:p>
          </table:table-cell>
          <table:table-cell office:value-type="float" office:value="53.9" table:style-name="ce1">
            <text:p>53.9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26.5" table:style-name="ce1">
            <text:p>26.5</text:p>
          </table:table-cell>
          <table:table-cell office:value-type="float" office:value="22.1" table:style-name="ce1">
            <text:p>22.1</text:p>
          </table:table-cell>
          <table:table-cell office:value-type="float" office:value="0" table:style-name="ce1">
            <text:p>0</text:p>
          </table:table-cell>
          <table:table-cell office:value-type="float" office:value="51.5" table:style-name="ce1">
            <text:p>51.5</text:p>
          </table:table-cell>
          <table:table-cell office:value-type="float" office:value="48.6" table:style-name="ce1">
            <text:p>48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51.2" table:style-name="ce1">
            <text:p>51.2</text:p>
          </table:table-cell>
          <table:table-cell office:value-type="float" office:value="17.7" table:style-name="ce1">
            <text:p>17.7</text:p>
          </table:table-cell>
          <table:table-cell office:value-type="float" office:value="0.1" table:style-name="ce1">
            <text:p>0.1</text:p>
          </table:table-cell>
          <table:table-cell office:value-type="float" office:value="31.1" table:style-name="ce1">
            <text:p>31.1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46.5" table:style-name="ce1">
            <text:p>46.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0.4" table:style-name="ce1">
            <text:p>40.4</text:p>
          </table:table-cell>
          <table:table-cell office:value-type="float" office:value="59.5" table:style-name="ce1">
            <text:p>5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59.3" table:style-name="ce1">
            <text:p>59.3</text:p>
          </table:table-cell>
          <table:table-cell office:value-type="float" office:value="5.7" table:style-name="ce1">
            <text:p>5.7</text:p>
          </table:table-cell>
          <table:table-cell office:value-type="float" office:value="0.2" table:style-name="ce1">
            <text:p>0.2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4.2" table:style-name="ce1">
            <text:p>4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330769230769235" table:style-name="ce1">
            <text:p>36.33076923</text:p>
          </table:table-cell>
          <table:table-cell office:value-type="float" office:value="11.792307692307693" table:style-name="ce1">
            <text:p>11.79230769</text:p>
          </table:table-cell>
          <table:table-cell office:value-type="float" office:value="6.1538461538461542E-2" table:style-name="ce1">
            <text:p>0.061538462</text:p>
          </table:table-cell>
          <table:table-cell office:value-type="float" office:value="51.815384615384616" table:style-name="ce1">
            <text:p>51.81538462</text:p>
          </table:table-cell>
          <table:table-cell office:value-type="float" office:value="48.123076923076923" table:style-name="ce1">
            <text:p>48.12307692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5.884615384615387" table:style-name="ce11">
            <text:p>35.9</text:p>
          </table:table-cell>
          <table:table-cell office:value-type="float" office:value="12.115384615384615" table:style-name="ce11">
            <text:p>12.1</text:p>
          </table:table-cell>
          <table:table-cell office:value-type="float" office:value="0.10000000000000002" table:style-name="ce11">
            <text:p>0.1</text:p>
          </table:table-cell>
          <table:table-cell office:value-type="float" office:value="51.899999999999991" table:style-name="ce11">
            <text:p>5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7.715384615384615" table:style-name="ce11">
            <text:p>37.7</text:p>
          </table:table-cell>
          <table:table-cell office:value-type="float" office:value="11.276923076923076" table:style-name="ce11">
            <text:p>11.3</text:p>
          </table:table-cell>
          <table:table-cell office:value-type="float" office:value="6.1538461538461535E-2" table:style-name="ce11">
            <text:p>0.1</text:p>
          </table:table-cell>
          <table:table-cell office:value-type="float" office:value="50.96153846153846" table:style-name="ce11">
            <text:p>51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6.876923076923084" table:style-name="ce11">
            <text:p>36.9</text:p>
          </table:table-cell>
          <table:table-cell office:value-type="float" office:value="11.792307692307691" table:style-name="ce11">
            <text:p>11.8</text:p>
          </table:table-cell>
          <table:table-cell office:value-type="float" office:value="0.13076923076923078" table:style-name="ce11">
            <text:p>0.1</text:p>
          </table:table-cell>
          <table:table-cell office:value-type="float" office:value="51.176923076923075" table:style-name="ce11">
            <text:p>5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6.753846153846148" table:style-name="ce11">
            <text:p>36.8</text:p>
          </table:table-cell>
          <table:table-cell office:value-type="float" office:value="12.26923076923077" table:style-name="ce11">
            <text:p>12.3</text:p>
          </table:table-cell>
          <table:table-cell office:value-type="float" office:value="6.9230769230769221E-2" table:style-name="ce11">
            <text:p>0.1</text:p>
          </table:table-cell>
          <table:table-cell office:value-type="float" office:value="50.884615384615387" table:style-name="ce11">
            <text:p>50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3.13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8.56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0" table:style-name="ce1">
            <text:p>0</text:p>
          </table:table-cell>
          <table:table-cell office:value-type="float" office:value="3231.2" table:style-name="ce1">
            <text:p>3231.2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0" table:style-name="ce1">
            <text:p>0</text:p>
          </table:table-cell>
          <table:table-cell office:value-type="float" office:value="1776.2" table:style-name="ce1">
            <text:p>1776.2</text:p>
          </table:table-cell>
          <table:table-cell office:value-type="float" office:value="15.6" table:style-name="ce1">
            <text:p>15.6</text:p>
          </table:table-cell>
          <table:table-cell table:number-columns-repeated="16380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0" table:style-name="ce1">
            <text:p>0</text:p>
          </table:table-cell>
          <table:table-cell office:value-type="float" office:value="1555.4" table:style-name="ce1">
            <text:p>1555.4</text:p>
          </table:table-cell>
          <table:table-cell office:value-type="float" office:value="14.4" table:style-name="ce1">
            <text:p>14.4</text:p>
          </table:table-cell>
          <table:table-cell table:number-columns-repeated="16380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0" table:style-name="ce1">
            <text:p>0</text:p>
          </table:table-cell>
          <table:table-cell office:value-type="float" office:value="1177.5999999999999" table:style-name="ce1">
            <text:p>1177.6</text:p>
          </table:table-cell>
          <table:table-cell office:value-type="float" office:value="15.2" table:style-name="ce1">
            <text:p>15.2</text:p>
          </table:table-cell>
          <table:table-cell table:number-columns-repeated="16380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0" table:style-name="ce1">
            <text:p>0</text:p>
          </table:table-cell>
          <table:table-cell office:value-type="float" office:value="1631.6" table:style-name="ce1">
            <text:p>1631.6</text:p>
          </table:table-cell>
          <table:table-cell office:value-type="float" office:value="17.600000000000001" table:style-name="ce1">
            <text:p>17.6</text:p>
          </table:table-cell>
          <table:table-cell table:number-columns-repeated="16380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0" table:style-name="ce1">
            <text:p>0</text:p>
          </table:table-cell>
          <table:table-cell office:value-type="float" office:value="1097.2" table:style-name="ce1">
            <text:p>1097.2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0" table:style-name="ce1">
            <text:p>0</text:p>
          </table:table-cell>
          <table:table-cell office:value-type="float" office:value="1159.4000000000001" table:style-name="ce1">
            <text:p>1159.4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0" table:style-name="ce1">
            <text:p>0</text:p>
          </table:table-cell>
          <table:table-cell office:value-type="float" office:value="990" table:style-name="ce1">
            <text:p>990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0" table:style-name="ce1">
            <text:p>0</text:p>
          </table:table-cell>
          <table:table-cell office:value-type="float" office:value="717.8" table:style-name="ce1">
            <text:p>717.8</text:p>
          </table:table-cell>
          <table:table-cell office:value-type="float" office:value="13.2" table:style-name="ce1">
            <text:p>13.2</text:p>
          </table:table-cell>
          <table:table-cell table:number-columns-repeated="16380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0" table:style-name="ce1">
            <text:p>0</text:p>
          </table:table-cell>
          <table:table-cell office:value-type="float" office:value="143.80000000000001" table:style-name="ce1">
            <text:p>143.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18.2" table:style-name="ce1">
            <text:p>18.2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4)" table:style-name="ce8">
            <text:p>0.0</text:p>
          </table:table-cell>
          <table:table-cell office:value-type="float" office:value="1042.9538461538461" table:formula="msoxl:=AVERAGE(C2:C14)" table:style-name="ce8">
            <text:p>1043.0</text:p>
          </table:table-cell>
          <table:table-cell office:value-type="float" office:value="10.476923076923075" table:formula="msoxl:=AVERAGE(D2:D14)" table:style-name="ce8">
            <text:p>1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6=0,0,MAX(SUMPRODUCT(B2:B14,B2:B14)/SUM(B2:B14)-B16,0))" table:style-name="ce8">
            <text:p>0.0</text:p>
          </table:table-cell>
          <table:table-cell office:value-type="float" office:value="736.87799831157713" table:formula="msoxl:=IF(C16=0,0,MAX(SUMPRODUCT(C2:C14,C2:C14)/SUM(C2:C14)-C16,0))" table:style-name="ce8">
            <text:p>736.9</text:p>
          </table:table-cell>
          <table:table-cell office:value-type="float" office:value="3.3888625324748691" table:formula="msoxl:=IF(D16=0,0,MAX(SUMPRODUCT(D2:D14,D2:D14)/SUM(D2:D14)-D16,0))" table:style-name="ce8">
            <text:p>3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4)-B16-B17)" table:style-name="ce8">
            <text:p>0.0</text:p>
          </table:table-cell>
          <table:table-cell office:value-type="float" office:value="1451.3681555345768" table:formula="msoxl:=ABS(MAX(C2:C14)-C16-C17)" table:style-name="ce8">
            <text:p>1451.4</text:p>
          </table:table-cell>
          <table:table-cell office:value-type="float" office:value="3.7342143906020571" table:formula="msoxl:=ABS(MAX(D2:D14)-D16-D17)" table:style-name="ce8">
            <text:p>3.7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3.13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8.56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" table:style-name="ce1">
            <text:p>120</text:p>
          </table:table-cell>
          <table:table-cell table:number-columns-repeated="1612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235.3" table:style-name="ce1">
            <text:p>235.3</text:p>
          </table:table-cell>
          <table:table-cell office:value-type="float" office:value="235.3" table:style-name="ce1">
            <text:p>23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0.6" table:style-name="ce1">
            <text:p>470.6</text:p>
          </table:table-cell>
          <table:table-cell table:number-columns-repeated="1612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114.4" table:style-name="ce1">
            <text:p>114.4</text:p>
          </table:table-cell>
          <table:table-cell office:value-type="float" office:value="114.4" table:style-name="ce1">
            <text:p>11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8.8" table:style-name="ce1">
            <text:p>228.8</text:p>
          </table:table-cell>
          <table:table-cell table:number-columns-repeated="1612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6" table:style-name="ce1">
            <text:p>216</text:p>
          </table:table-cell>
          <table:table-cell table:number-columns-repeated="1612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77.8" table:style-name="ce1">
            <text:p>77.8</text:p>
          </table:table-cell>
          <table:table-cell office:value-type="float" office:value="77.8" table:style-name="ce1">
            <text:p>7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.6" table:style-name="ce1">
            <text:p>155.6</text:p>
          </table:table-cell>
          <table:table-cell table:number-columns-repeated="1612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92.4" table:style-name="ce1">
            <text:p>92.4</text:p>
          </table:table-cell>
          <table:table-cell office:value-type="float" office:value="92.4" table:style-name="ce1">
            <text:p>9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4.8" table:style-name="ce1">
            <text:p>184.8</text:p>
          </table:table-cell>
          <table:table-cell table:number-columns-repeated="1612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5" table:style-name="ce1">
            <text:p>185</text:p>
          </table:table-cell>
          <table:table-cell table:number-columns-repeated="1612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84.8" table:style-name="ce1">
            <text:p>84.8</text:p>
          </table:table-cell>
          <table:table-cell office:value-type="float" office:value="84.8" table:style-name="ce1">
            <text:p>8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9.6" table:style-name="ce1">
            <text:p>169.6</text:p>
          </table:table-cell>
          <table:table-cell table:number-columns-repeated="1612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73.5" table:style-name="ce1">
            <text:p>73.5</text:p>
          </table:table-cell>
          <table:table-cell office:value-type="float" office:value="73.5" table:style-name="ce1">
            <text:p>7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7" table:style-name="ce1">
            <text:p>147</text:p>
          </table:table-cell>
          <table:table-cell table:number-columns-repeated="1612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54.7" table:style-name="ce1">
            <text:p>54.7</text:p>
          </table:table-cell>
          <table:table-cell office:value-type="float" office:value="54.7" table:style-name="ce1">
            <text:p>5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.4" table:style-name="ce1">
            <text:p>109.4</text:p>
          </table:table-cell>
          <table:table-cell table:number-columns-repeated="1612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28.7" table:style-name="ce1">
            <text:p>28.7</text:p>
          </table:table-cell>
          <table:table-cell office:value-type="float" office:value="28.7" table:style-name="ce1">
            <text:p>2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.4" table:style-name="ce1">
            <text:p>57.4</text:p>
          </table:table-cell>
          <table:table-cell table:number-columns-repeated="1612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11.3" table:style-name="ce1">
            <text:p>11.3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.6" table:style-name="ce1">
            <text:p>2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9.492307692307705" table:formula="msoxl:=AVERAGE(B2:B14)" table:style-name="ce8">
            <text:p>79.5</text:p>
          </table:table-cell>
          <table:table-cell office:value-type="float" office:value="79.492307692307705" table:formula="msoxl:=AVERAGE(C2:C14)" table:style-name="ce8">
            <text:p>79.5</text:p>
          </table:table-cell>
          <table:table-cell office:value-type="float" office:value="0" table:formula="msoxl:=AVERAGE(D2:D14)" table:style-name="ce8">
            <text:p>0.0</text:p>
          </table:table-cell>
          <table:table-cell office:value-type="float" office:value="0" table:formula="msoxl:=AVERAGE(E2: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9.920368909201869" table:formula="msoxl:=IF(B16=0,0,MAX(SUMPRODUCT(B2:B14,B2:B14)/SUM(B2:B14)-B16,0))" table:style-name="ce8">
            <text:p>39.9</text:p>
          </table:table-cell>
          <table:table-cell office:value-type="float" office:value="39.920368909201869" table:formula="msoxl:=IF(C16=0,0,MAX(SUMPRODUCT(C2:C14,C2:C14)/SUM(C2:C14)-C16,0))" table:style-name="ce8">
            <text:p>39.9</text:p>
          </table:table-cell>
          <table:table-cell office:value-type="float" office:value="0" table:formula="msoxl:=IF(D16=0,0,MAX(SUMPRODUCT(D2:D14,D2:D14)/SUM(D2:D14)-D16,0))" table:style-name="ce8">
            <text:p>0.0</text:p>
          </table:table-cell>
          <table:table-cell office:value-type="float" office:value="0" table:formula="msoxl:=IF(E16=0,0,MAX(SUMPRODUCT(E2:E14,E2:E14)/SUM(E2:E14)-E16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5.88732339849045" table:formula="msoxl:=ABS(MAX(B2:B14)-B16-B17)" table:style-name="ce8">
            <text:p>115.9</text:p>
          </table:table-cell>
          <table:table-cell office:value-type="float" office:value="115.88732339849045" table:formula="msoxl:=ABS(MAX(C2:C14)-C16-C17)" table:style-name="ce8">
            <text:p>115.9</text:p>
          </table:table-cell>
          <table:table-cell office:value-type="float" office:value="0" table:formula="msoxl:=ABS(MAX(D2:D14)-D16-D17)" table:style-name="ce8">
            <text:p>0.0</text:p>
          </table:table-cell>
          <table:table-cell office:value-type="float" office:value="0" table:formula="msoxl:=ABS(MAX(E2:E14)-E16-E17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9.41267660150957" table:formula="msoxl:=B16+ B17" table:style-name="ce8">
            <text:p>119.4</text:p>
          </table:table-cell>
          <table:table-cell office:value-type="float" office:value="119.41267660150957" table:formula="msoxl:=C16+ C17" table:style-name="ce8">
            <text:p>119.4</text:p>
          </table:table-cell>
          <table:table-cell office:value-type="float" office:value="0" table:formula="msoxl:=D16+ D17" table:style-name="ce8">
            <text:p>0.0</text:p>
          </table:table-cell>
          <table:table-cell office:value-type="float" office:value="0" table:formula="msoxl:=E16+ E17" table:style-name="ce8">
            <text:p>0.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3.13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8.56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3.8" table:style-name="ce1">
            <text:p>3.8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5" table:style-name="ce1">
            <text:p>7.5</text:p>
          </table:table-cell>
          <table:table-cell table:number-columns-repeated="1612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461538461538461" table:formula="msoxl:=AVERAGE(B2:B14)" table:style-name="ce8">
            <text:p>1.9</text:p>
          </table:table-cell>
          <table:table-cell office:value-type="float" office:value="1.9384615384615385" table:formula="msoxl:=AVERAGE(C2:C14)" table:style-name="ce8">
            <text:p>1.9</text:p>
          </table:table-cell>
          <table:table-cell office:value-type="float" office:value="0" table:formula="msoxl:=AVERAGE(D2:D14)" table:style-name="ce8">
            <text:p>0.0</text:p>
          </table:table-cell>
          <table:table-cell office:value-type="float" office:value="0" table:formula="msoxl:=AVERAGE(E2: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85740346609911833" table:formula="msoxl:=IF(B16=0,0,MAX(SUMPRODUCT(B2:B14,B2:B14)/SUM(B2:B14)-B16,0))" table:style-name="ce8">
            <text:p>0.9</text:p>
          </table:table-cell>
          <table:table-cell office:value-type="float" office:value="0.84645909645909678" table:formula="msoxl:=IF(C16=0,0,MAX(SUMPRODUCT(C2:C14,C2:C14)/SUM(C2:C14)-C16,0))" table:style-name="ce8">
            <text:p>0.8</text:p>
          </table:table-cell>
          <table:table-cell office:value-type="float" office:value="0" table:formula="msoxl:=IF(D16=0,0,MAX(SUMPRODUCT(D2:D14,D2:D14)/SUM(D2:D14)-D16,0))" table:style-name="ce8">
            <text:p>0.0</text:p>
          </table:table-cell>
          <table:table-cell office:value-type="float" office:value="0" table:formula="msoxl:=IF(E16=0,0,MAX(SUMPRODUCT(E2:E14,E2:E14)/SUM(E2:E14)-E16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964426877470353" table:formula="msoxl:=ABS(MAX(B2:B14)-B16-B17)" table:style-name="ce8">
            <text:p>1.2</text:p>
          </table:table-cell>
          <table:table-cell office:value-type="float" office:value="1.2150793650793645" table:formula="msoxl:=ABS(MAX(C2:C14)-C16-C17)" table:style-name="ce8">
            <text:p>1.2</text:p>
          </table:table-cell>
          <table:table-cell office:value-type="float" office:value="0" table:formula="msoxl:=ABS(MAX(D2:D14)-D16-D17)" table:style-name="ce8">
            <text:p>0.0</text:p>
          </table:table-cell>
          <table:table-cell office:value-type="float" office:value="0" table:formula="msoxl:=ABS(MAX(E2:E14)-E16-E17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8035573122529645" table:formula="msoxl:=B16+ B17" table:style-name="ce8">
            <text:p>2.8</text:p>
          </table:table-cell>
          <table:table-cell office:value-type="float" office:value="2.7849206349206352" table:formula="msoxl:=C16+ C17" table:style-name="ce8">
            <text:p>2.8</text:p>
          </table:table-cell>
          <table:table-cell office:value-type="float" office:value="0" table:formula="msoxl:=D16+ D17" table:style-name="ce8">
            <text:p>0.0</text:p>
          </table:table-cell>
          <table:table-cell office:value-type="float" office:value="0" table:formula="msoxl:=E16+ E17" table:style-name="ce8">
            <text:p>0.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3.13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8.56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4)" table:style-name="ce8">
            <text:p>0.0</text:p>
          </table:table-cell>
          <table:table-cell office:value-type="float" office:value="0" table:formula="msoxl:=AVERAGE(C2:C14)" table:style-name="ce8">
            <text:p>0.0</text:p>
          </table:table-cell>
          <table:table-cell office:value-type="float" office:value="0" table:formula="msoxl:=AVERAGE(D2:D14)" table:style-name="ce8">
            <text:p>0.0</text:p>
          </table:table-cell>
          <table:table-cell office:value-type="float" office:value="0" table:formula="msoxl:=AVERAGE(E2: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6=0,0,MAX(SUMPRODUCT(B2:B14,B2:B14)/SUM(B2:B14)-B16,0))" table:style-name="ce8">
            <text:p>0.0</text:p>
          </table:table-cell>
          <table:table-cell office:value-type="float" office:value="0" table:formula="msoxl:=IF(C16=0,0,MAX(SUMPRODUCT(C2:C14,C2:C14)/SUM(C2:C14)-C16,0))" table:style-name="ce8">
            <text:p>0.0</text:p>
          </table:table-cell>
          <table:table-cell office:value-type="float" office:value="0" table:formula="msoxl:=IF(D16=0,0,MAX(SUMPRODUCT(D2:D14,D2:D14)/SUM(D2:D14)-D16,0))" table:style-name="ce8">
            <text:p>0.0</text:p>
          </table:table-cell>
          <table:table-cell office:value-type="float" office:value="0" table:formula="msoxl:=IF(E16=0,0,MAX(SUMPRODUCT(E2:E14,E2:E14)/SUM(E2:E14)-E16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4)-B16-B17)" table:style-name="ce8">
            <text:p>0.0</text:p>
          </table:table-cell>
          <table:table-cell office:value-type="float" office:value="0" table:formula="msoxl:=ABS(MAX(C2:C14)-C16-C17)" table:style-name="ce8">
            <text:p>0.0</text:p>
          </table:table-cell>
          <table:table-cell office:value-type="float" office:value="0" table:formula="msoxl:=ABS(MAX(D2:D14)-D16-D17)" table:style-name="ce8">
            <text:p>0.0</text:p>
          </table:table-cell>
          <table:table-cell office:value-type="float" office:value="0" table:formula="msoxl:=ABS(MAX(E2:E14)-E16-E17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6+ B17" table:style-name="ce8">
            <text:p>0.0</text:p>
          </table:table-cell>
          <table:table-cell office:value-type="float" office:value="0" table:formula="msoxl:=C16+ C17" table:style-name="ce8">
            <text:p>0.0</text:p>
          </table:table-cell>
          <table:table-cell office:value-type="float" office:value="0" table:formula="msoxl:=D16+ D17" table:style-name="ce8">
            <text:p>0.0</text:p>
          </table:table-cell>
          <table:table-cell office:value-type="float" office:value="0" table:formula="msoxl:=E16+ E17" table:style-name="ce8">
            <text:p>0.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3.13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8.56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" table:style-name="ce1">
            <text:p>60</text:p>
          </table:table-cell>
          <table:table-cell table:number-columns-repeated="1612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1615.6" table:style-name="ce1">
            <text:p>1615.6</text:p>
          </table:table-cell>
          <table:table-cell office:value-type="float" office:value="1615.6" table:style-name="ce1">
            <text:p>161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31.2" table:style-name="ce1">
            <text:p>3231.2</text:p>
          </table:table-cell>
          <table:table-cell table:number-columns-repeated="1612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888.1" table:style-name="ce1">
            <text:p>888.1</text:p>
          </table:table-cell>
          <table:table-cell office:value-type="float" office:value="888.1" table:style-name="ce1">
            <text:p>88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6.2" table:style-name="ce1">
            <text:p>1776.2</text:p>
          </table:table-cell>
          <table:table-cell table:number-columns-repeated="1612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777.7" table:style-name="ce1">
            <text:p>777.7</text:p>
          </table:table-cell>
          <table:table-cell office:value-type="float" office:value="777.7" table:style-name="ce1">
            <text:p>77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5.4" table:style-name="ce1">
            <text:p>1555.4</text:p>
          </table:table-cell>
          <table:table-cell table:number-columns-repeated="1612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588.79999999999995" table:style-name="ce1">
            <text:p>588.8</text:p>
          </table:table-cell>
          <table:table-cell office:value-type="float" office:value="588.79999999999995" table:style-name="ce1">
            <text:p>58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77.5999999999999" table:style-name="ce1">
            <text:p>1177.6</text:p>
          </table:table-cell>
          <table:table-cell table:number-columns-repeated="1612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815.8" table:style-name="ce1">
            <text:p>815.8</text:p>
          </table:table-cell>
          <table:table-cell office:value-type="float" office:value="815.8" table:style-name="ce1">
            <text:p>81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31.6" table:style-name="ce1">
            <text:p>1631.6</text:p>
          </table:table-cell>
          <table:table-cell table:number-columns-repeated="1612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548.6" table:style-name="ce1">
            <text:p>548.6</text:p>
          </table:table-cell>
          <table:table-cell office:value-type="float" office:value="548.6" table:style-name="ce1">
            <text:p>54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7.2" table:style-name="ce1">
            <text:p>1097.2</text:p>
          </table:table-cell>
          <table:table-cell table:number-columns-repeated="1612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579.70000000000005" table:style-name="ce1">
            <text:p>579.7</text:p>
          </table:table-cell>
          <table:table-cell office:value-type="float" office:value="579.70000000000005" table:style-name="ce1">
            <text:p>57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59.4000000000001" table:style-name="ce1">
            <text:p>1159.4</text:p>
          </table:table-cell>
          <table:table-cell table:number-columns-repeated="1612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495" table:style-name="ce1">
            <text:p>495</text:p>
          </table:table-cell>
          <table:table-cell office:value-type="float" office:value="495" table:style-name="ce1">
            <text:p>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90" table:style-name="ce1">
            <text:p>990</text:p>
          </table:table-cell>
          <table:table-cell table:number-columns-repeated="1612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358.9" table:style-name="ce1">
            <text:p>358.9</text:p>
          </table:table-cell>
          <table:table-cell office:value-type="float" office:value="358.9" table:style-name="ce1">
            <text:p>3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7.8" table:style-name="ce1">
            <text:p>717.8</text:p>
          </table:table-cell>
          <table:table-cell table:number-columns-repeated="1612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3.80000000000001" table:style-name="ce1">
            <text:p>143.8</text:p>
          </table:table-cell>
          <table:table-cell table:number-columns-repeated="1612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2" table:style-name="ce1">
            <text:p>18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21.47692307692307" table:formula="msoxl:=AVERAGE(B2:B14)" table:style-name="ce8">
            <text:p>521.5</text:p>
          </table:table-cell>
          <table:table-cell office:value-type="float" office:value="521.47692307692307" table:formula="msoxl:=AVERAGE(C2:C14)" table:style-name="ce8">
            <text:p>521.5</text:p>
          </table:table-cell>
          <table:table-cell office:value-type="float" office:value="0" table:formula="msoxl:=AVERAGE(D2:D14)" table:style-name="ce8">
            <text:p>0.0</text:p>
          </table:table-cell>
          <table:table-cell office:value-type="float" office:value="0" table:formula="msoxl:=AVERAGE(E2: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68.43899915578857" table:formula="msoxl:=IF(B16=0,0,MAX(SUMPRODUCT(B2:B14,B2:B14)/SUM(B2:B14)-B16,0))" table:style-name="ce8">
            <text:p>368.4</text:p>
          </table:table-cell>
          <table:table-cell office:value-type="float" office:value="368.43899915578857" table:formula="msoxl:=IF(C16=0,0,MAX(SUMPRODUCT(C2:C14,C2:C14)/SUM(C2:C14)-C16,0))" table:style-name="ce8">
            <text:p>368.4</text:p>
          </table:table-cell>
          <table:table-cell office:value-type="float" office:value="0" table:formula="msoxl:=IF(D16=0,0,MAX(SUMPRODUCT(D2:D14,D2:D14)/SUM(D2:D14)-D16,0))" table:style-name="ce8">
            <text:p>0.0</text:p>
          </table:table-cell>
          <table:table-cell office:value-type="float" office:value="0" table:formula="msoxl:=IF(E16=0,0,MAX(SUMPRODUCT(E2:E14,E2:E14)/SUM(E2:E14)-E16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25.68407776728839" table:formula="msoxl:=ABS(MAX(B2:B14)-B16-B17)" table:style-name="ce8">
            <text:p>725.7</text:p>
          </table:table-cell>
          <table:table-cell office:value-type="float" office:value="725.68407776728839" table:formula="msoxl:=ABS(MAX(C2:C14)-C16-C17)" table:style-name="ce8">
            <text:p>725.7</text:p>
          </table:table-cell>
          <table:table-cell office:value-type="float" office:value="0" table:formula="msoxl:=ABS(MAX(D2:D14)-D16-D17)" table:style-name="ce8">
            <text:p>0.0</text:p>
          </table:table-cell>
          <table:table-cell office:value-type="float" office:value="0" table:formula="msoxl:=ABS(MAX(E2:E14)-E16-E17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89.91592223271164" table:formula="msoxl:=B16+ B17" table:style-name="ce8">
            <text:p>889.9</text:p>
          </table:table-cell>
          <table:table-cell office:value-type="float" office:value="889.91592223271164" table:formula="msoxl:=C16+ C17" table:style-name="ce8">
            <text:p>889.9</text:p>
          </table:table-cell>
          <table:table-cell office:value-type="float" office:value="0" table:formula="msoxl:=D16+ D17" table:style-name="ce8">
            <text:p>0.0</text:p>
          </table:table-cell>
          <table:table-cell office:value-type="float" office:value="0" table:formula="msoxl:=E16+ E17" table:style-name="ce8">
            <text:p>0.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3.13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8.56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6" table:style-name="ce1">
            <text:p>15.6</text:p>
          </table:table-cell>
          <table:table-cell table:number-columns-repeated="1612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600000000000001" table:style-name="ce1">
            <text:p>17.6</text:p>
          </table:table-cell>
          <table:table-cell table:number-columns-repeated="1612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2384615384615376" table:formula="msoxl:=AVERAGE(B2:B14)" table:style-name="ce8">
            <text:p>5.2</text:p>
          </table:table-cell>
          <table:table-cell office:value-type="float" office:value="5.2384615384615376" table:formula="msoxl:=AVERAGE(C2:C14)" table:style-name="ce8">
            <text:p>5.2</text:p>
          </table:table-cell>
          <table:table-cell office:value-type="float" office:value="0" table:formula="msoxl:=AVERAGE(D2:D14)" table:style-name="ce8">
            <text:p>0.0</text:p>
          </table:table-cell>
          <table:table-cell office:value-type="float" office:value="0" table:formula="msoxl:=AVERAGE(E2:E1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944312662374346" table:formula="msoxl:=IF(B16=0,0,MAX(SUMPRODUCT(B2:B14,B2:B14)/SUM(B2:B14)-B16,0))" table:style-name="ce8">
            <text:p>1.7</text:p>
          </table:table-cell>
          <table:table-cell office:value-type="float" office:value="1.6944312662374346" table:formula="msoxl:=IF(C16=0,0,MAX(SUMPRODUCT(C2:C14,C2:C14)/SUM(C2:C14)-C16,0))" table:style-name="ce8">
            <text:p>1.7</text:p>
          </table:table-cell>
          <table:table-cell office:value-type="float" office:value="0" table:formula="msoxl:=IF(D16=0,0,MAX(SUMPRODUCT(D2:D14,D2:D14)/SUM(D2:D14)-D16,0))" table:style-name="ce8">
            <text:p>0.0</text:p>
          </table:table-cell>
          <table:table-cell office:value-type="float" office:value="0" table:formula="msoxl:=IF(E16=0,0,MAX(SUMPRODUCT(E2:E14,E2:E14)/SUM(E2:E14)-E16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671071953010285" table:formula="msoxl:=ABS(MAX(B2:B14)-B16-B17)" table:style-name="ce8">
            <text:p>1.9</text:p>
          </table:table-cell>
          <table:table-cell office:value-type="float" office:value="1.8671071953010285" table:formula="msoxl:=ABS(MAX(C2:C14)-C16-C17)" table:style-name="ce8">
            <text:p>1.9</text:p>
          </table:table-cell>
          <table:table-cell office:value-type="float" office:value="0" table:formula="msoxl:=ABS(MAX(D2:D14)-D16-D17)" table:style-name="ce8">
            <text:p>0.0</text:p>
          </table:table-cell>
          <table:table-cell office:value-type="float" office:value="0" table:formula="msoxl:=ABS(MAX(E2:E14)-E16-E17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9328928046989722" table:formula="msoxl:=B16+ B17" table:style-name="ce8">
            <text:p>6.9</text:p>
          </table:table-cell>
          <table:table-cell office:value-type="float" office:value="6.9328928046989722" table:formula="msoxl:=C16+ C17" table:style-name="ce8">
            <text:p>6.9</text:p>
          </table:table-cell>
          <table:table-cell office:value-type="float" office:value="0" table:formula="msoxl:=D16+ D17" table:style-name="ce8">
            <text:p>0.0</text:p>
          </table:table-cell>
          <table:table-cell office:value-type="float" office:value="0" table:formula="msoxl:=E16+ E17" table:style-name="ce8">
            <text:p>0.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3.13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976923076923079" table:formula="msoxl:=AVERAGE(B2:B14)" table:style-name="ce8">
            <text:p>58.0</text:p>
          </table:table-cell>
          <table:table-cell office:value-type="float" office:value="0" table:formula="msoxl:=AVERAGE(C2:C14)" table:style-name="ce8">
            <text:p>0.0</text:p>
          </table:table-cell>
          <table:table-cell office:value-type="float" office:value="0" table:formula="msoxl:=AVERAGE(D2:D14)" table:style-name="ce8">
            <text:p>0.0</text:p>
          </table:table-cell>
          <table:table-cell office:value-type="float" office:value="0" table:formula="msoxl:=AVERAGE(E2:E14)" table:style-name="ce8">
            <text:p>0.0</text:p>
          </table:table-cell>
          <table:table-cell office:value-type="float" office:value="0" table:formula="msoxl:=AVERAGE(F2:F1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23308600646277E-3" table:formula="msoxl:=IF(B16=0,0,MAX(SUMPRODUCT(B2:B14,B2:B14)/SUM(B2:B14)-B16,0))" table:style-name="ce8">
            <text:p>0.0</text:p>
          </table:table-cell>
          <table:table-cell office:value-type="float" office:value="0" table:formula="msoxl:=IF(C16=0,0,MAX(SUMPRODUCT(C2:C14,C2:C14)/SUM(C2:C14)-C16,0))" table:style-name="ce8">
            <text:p>0.0</text:p>
          </table:table-cell>
          <table:table-cell office:value-type="float" office:value="0" table:formula="msoxl:=IF(D16=0,0,MAX(SUMPRODUCT(D2:D14,D2:D14)/SUM(D2:D14)-D16,0))" table:style-name="ce8">
            <text:p>0.0</text:p>
          </table:table-cell>
          <table:table-cell office:value-type="float" office:value="0" table:formula="msoxl:=IF(E16=0,0,MAX(SUMPRODUCT(E2:E14,E2:E14)/SUM(E2:E14)-E16,0))" table:style-name="ce8">
            <text:p>0.0</text:p>
          </table:table-cell>
          <table:table-cell office:value-type="float" office:value="0" table:formula="msoxl:=IF(F16=0,0,MAX(SUMPRODUCT(F2:F14,F2:F14)/SUM(F2:F14)-F1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2084383707045561" table:formula="msoxl:=ABS(MAX(B2:B14)-B16-B17)" table:style-name="ce8">
            <text:p>0.3</text:p>
          </table:table-cell>
          <table:table-cell office:value-type="float" office:value="0" table:formula="msoxl:=ABS(MAX(C2:C14)-C16-C17)" table:style-name="ce8">
            <text:p>0.0</text:p>
          </table:table-cell>
          <table:table-cell office:value-type="float" office:value="0" table:formula="msoxl:=ABS(MAX(D2:D14)-D16-D17)" table:style-name="ce8">
            <text:p>0.0</text:p>
          </table:table-cell>
          <table:table-cell office:value-type="float" office:value="0" table:formula="msoxl:=ABS(MAX(E2:E14)-E16-E17)" table:style-name="ce8">
            <text:p>0.0</text:p>
          </table:table-cell>
          <table:table-cell office:value-type="float" office:value="0" table:formula="msoxl:=ABS(MAX(F2:F14)-F16-F17)" table:style-name="ce8">
            <text:p>0.0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3.13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8.56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8.8" table:style-name="ce1">
            <text:p>4388.8</text:p>
          </table:table-cell>
          <table:table-cell office:value-type="float" office:value="3748.8" table:style-name="ce1">
            <text:p>3748.8</text:p>
          </table:table-cell>
          <table:table-cell office:value-type="float" office:value="640" table:style-name="ce1">
            <text:p>64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8.1" table:style-name="ce1">
            <text:p>698.1</text:p>
          </table:table-cell>
          <table:table-cell office:value-type="float" office:value="2409.4" table:style-name="ce1">
            <text:p>2409.4</text:p>
          </table:table-cell>
          <table:table-cell office:value-type="float" office:value="-1" table:style-name="ce1">
            <text:p>-1</text:p>
          </table:table-cell>
          <table:table-cell office:value-type="float" office:value="107.4" table:style-name="ce1">
            <text:p>107.4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table:number-columns-repeated="1636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9.7" table:style-name="ce1">
            <text:p>4359.7</text:p>
          </table:table-cell>
          <table:table-cell office:value-type="float" office:value="3720.9" table:style-name="ce1">
            <text:p>3720.9</text:p>
          </table:table-cell>
          <table:table-cell office:value-type="float" office:value="638.70000000000005" table:style-name="ce1">
            <text:p>638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0.4" table:style-name="ce1">
            <text:p>720.4</text:p>
          </table:table-cell>
          <table:table-cell office:value-type="float" office:value="2420.1999999999998" table:style-name="ce1">
            <text:p>2420.2</text:p>
          </table:table-cell>
          <table:table-cell office:value-type="float" office:value="-1" table:style-name="ce1">
            <text:p>-1</text:p>
          </table:table-cell>
          <table:table-cell office:value-type="float" office:value="107.6" table:style-name="ce1">
            <text:p>107.6</text:p>
          </table:table-cell>
          <table:table-cell office:value-type="float" office:value="0" table:style-name="ce1">
            <text:p>0</text:p>
          </table:table-cell>
          <table:table-cell office:value-type="float" office:value="231.8" table:style-name="ce1">
            <text:p>231.8</text:p>
          </table:table-cell>
          <table:table-cell table:number-columns-repeated="1636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6.8999999999996" table:style-name="ce1">
            <text:p>4326.9</text:p>
          </table:table-cell>
          <table:table-cell office:value-type="float" office:value="3689.9" table:style-name="ce1">
            <text:p>3689.9</text:p>
          </table:table-cell>
          <table:table-cell office:value-type="float" office:value="637" table:style-name="ce1">
            <text:p>63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3.4" table:style-name="ce1">
            <text:p>743.4</text:p>
          </table:table-cell>
          <table:table-cell office:value-type="float" office:value="2448.1" table:style-name="ce1">
            <text:p>2448.1</text:p>
          </table:table-cell>
          <table:table-cell office:value-type="float" office:value="-1" table:style-name="ce1">
            <text:p>-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233.9" table:style-name="ce1">
            <text:p>233.9</text:p>
          </table:table-cell>
          <table:table-cell table:number-columns-repeated="1636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0.8" table:style-name="ce1">
            <text:p>4270.8</text:p>
          </table:table-cell>
          <table:table-cell office:value-type="float" office:value="3634" table:style-name="ce1">
            <text:p>3634</text:p>
          </table:table-cell>
          <table:table-cell office:value-type="float" office:value="636.79999999999995" table:style-name="ce1">
            <text:p>63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8.2" table:style-name="ce1">
            <text:p>768.2</text:p>
          </table:table-cell>
          <table:table-cell office:value-type="float" office:value="2497.5" table:style-name="ce1">
            <text:p>2497.5</text:p>
          </table:table-cell>
          <table:table-cell office:value-type="float" office:value="-1" table:style-name="ce1">
            <text:p>-1</text:p>
          </table:table-cell>
          <table:table-cell office:value-type="float" office:value="107.7" table:style-name="ce1">
            <text:p>107.7</text:p>
          </table:table-cell>
          <table:table-cell office:value-type="float" office:value="0" table:style-name="ce1">
            <text:p>0</text:p>
          </table:table-cell>
          <table:table-cell office:value-type="float" office:value="240.4" table:style-name="ce1">
            <text:p>240.4</text:p>
          </table:table-cell>
          <table:table-cell table:number-columns-repeated="1636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56.8" table:style-name="ce1">
            <text:p>4256.8</text:p>
          </table:table-cell>
          <table:table-cell office:value-type="float" office:value="3619.7" table:style-name="ce1">
            <text:p>3619.7</text:p>
          </table:table-cell>
          <table:table-cell office:value-type="float" office:value="637.1" table:style-name="ce1">
            <text:p>63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8.9" table:style-name="ce1">
            <text:p>768.9</text:p>
          </table:table-cell>
          <table:table-cell office:value-type="float" office:value="2518.1999999999998" table:style-name="ce1">
            <text:p>2518.2</text:p>
          </table:table-cell>
          <table:table-cell office:value-type="float" office:value="-1" table:style-name="ce1">
            <text:p>-1</text:p>
          </table:table-cell>
          <table:table-cell office:value-type="float" office:value="107.8" table:style-name="ce1">
            <text:p>107.8</text:p>
          </table:table-cell>
          <table:table-cell office:value-type="float" office:value="0" table:style-name="ce1">
            <text:p>0</text:p>
          </table:table-cell>
          <table:table-cell office:value-type="float" office:value="234.8" table:style-name="ce1">
            <text:p>234.8</text:p>
          </table:table-cell>
          <table:table-cell table:number-columns-repeated="1636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51.8999999999996" table:style-name="ce1">
            <text:p>4251.9</text:p>
          </table:table-cell>
          <table:table-cell office:value-type="float" office:value="3614.8" table:style-name="ce1">
            <text:p>3614.8</text:p>
          </table:table-cell>
          <table:table-cell office:value-type="float" office:value="637" table:style-name="ce1">
            <text:p>63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0.2" table:style-name="ce1">
            <text:p>770.2</text:p>
          </table:table-cell>
          <table:table-cell office:value-type="float" office:value="2523.6999999999998" table:style-name="ce1">
            <text:p>2523.7</text:p>
          </table:table-cell>
          <table:table-cell office:value-type="float" office:value="-1" table:style-name="ce1">
            <text:p>-1</text:p>
          </table:table-cell>
          <table:table-cell office:value-type="float" office:value="107.8" table:style-name="ce1">
            <text:p>107.8</text:p>
          </table:table-cell>
          <table:table-cell office:value-type="float" office:value="0" table:style-name="ce1">
            <text:p>0</text:p>
          </table:table-cell>
          <table:table-cell office:value-type="float" office:value="235.7" table:style-name="ce1">
            <text:p>235.7</text:p>
          </table:table-cell>
          <table:table-cell table:number-columns-repeated="1636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4" table:style-name="ce1">
            <text:p>4244</text:p>
          </table:table-cell>
          <table:table-cell office:value-type="float" office:value="3607.1" table:style-name="ce1">
            <text:p>3607.1</text:p>
          </table:table-cell>
          <table:table-cell office:value-type="float" office:value="636.9" table:style-name="ce1">
            <text:p>63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0.4" table:style-name="ce1">
            <text:p>770.4</text:p>
          </table:table-cell>
          <table:table-cell office:value-type="float" office:value="2530.4" table:style-name="ce1">
            <text:p>2530.4</text:p>
          </table:table-cell>
          <table:table-cell office:value-type="float" office:value="-1" table:style-name="ce1">
            <text:p>-1</text:p>
          </table:table-cell>
          <table:table-cell office:value-type="float" office:value="107.9" table:style-name="ce1">
            <text:p>107.9</text:p>
          </table:table-cell>
          <table:table-cell office:value-type="float" office:value="0" table:style-name="ce1">
            <text:p>0</text:p>
          </table:table-cell>
          <table:table-cell office:value-type="float" office:value="236.1" table:style-name="ce1">
            <text:p>236.1</text:p>
          </table:table-cell>
          <table:table-cell table:number-columns-repeated="1636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35.8" table:style-name="ce1">
            <text:p>4235.8</text:p>
          </table:table-cell>
          <table:table-cell office:value-type="float" office:value="3599" table:style-name="ce1">
            <text:p>3599</text:p>
          </table:table-cell>
          <table:table-cell office:value-type="float" office:value="636.79999999999995" table:style-name="ce1">
            <text:p>63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1.1" table:style-name="ce1">
            <text:p>771.1</text:p>
          </table:table-cell>
          <table:table-cell office:value-type="float" office:value="2537.9" table:style-name="ce1">
            <text:p>2537.9</text:p>
          </table:table-cell>
          <table:table-cell office:value-type="float" office:value="-1" table:style-name="ce1">
            <text:p>-1</text:p>
          </table:table-cell>
          <table:table-cell office:value-type="float" office:value="107.9" table:style-name="ce1">
            <text:p>107.9</text:p>
          </table:table-cell>
          <table:table-cell office:value-type="float" office:value="0" table:style-name="ce1">
            <text:p>0</text:p>
          </table:table-cell>
          <table:table-cell office:value-type="float" office:value="236.9" table:style-name="ce1">
            <text:p>236.9</text:p>
          </table:table-cell>
          <table:table-cell table:number-columns-repeated="1636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2.8999999999996" table:style-name="ce1">
            <text:p>4272.9</text:p>
          </table:table-cell>
          <table:table-cell office:value-type="float" office:value="3636" table:style-name="ce1">
            <text:p>3636</text:p>
          </table:table-cell>
          <table:table-cell office:value-type="float" office:value="636.79999999999995" table:style-name="ce1">
            <text:p>636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" table:style-name="ce1">
            <text:p>769</text:p>
          </table:table-cell>
          <table:table-cell office:value-type="float" office:value="2499.1" table:style-name="ce1">
            <text:p>2499.1</text:p>
          </table:table-cell>
          <table:table-cell office:value-type="float" office:value="-1" table:style-name="ce1">
            <text:p>-1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237.1" table:style-name="ce1">
            <text:p>237.1</text:p>
          </table:table-cell>
          <table:table-cell table:number-columns-repeated="1636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7.5" table:style-name="ce1">
            <text:p>4277.5</text:p>
          </table:table-cell>
          <table:table-cell office:value-type="float" office:value="3640.6" table:style-name="ce1">
            <text:p>3640.6</text:p>
          </table:table-cell>
          <table:table-cell office:value-type="float" office:value="636.9" table:style-name="ce1">
            <text:p>63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9.9" table:style-name="ce1">
            <text:p>759.9</text:p>
          </table:table-cell>
          <table:table-cell office:value-type="float" office:value="2496.6999999999998" table:style-name="ce1">
            <text:p>2496.7</text:p>
          </table:table-cell>
          <table:table-cell office:value-type="float" office:value="-1" table:style-name="ce1">
            <text:p>-1</text:p>
          </table:table-cell>
          <table:table-cell office:value-type="float" office:value="108.1" table:style-name="ce1">
            <text:p>108.1</text:p>
          </table:table-cell>
          <table:table-cell office:value-type="float" office:value="0" table:style-name="ce1">
            <text:p>0</text:p>
          </table:table-cell>
          <table:table-cell office:value-type="float" office:value="235.3" table:style-name="ce1">
            <text:p>235.3</text:p>
          </table:table-cell>
          <table:table-cell table:number-columns-repeated="1636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8.8999999999996" table:style-name="ce1">
            <text:p>4318.9</text:p>
          </table:table-cell>
          <table:table-cell office:value-type="float" office:value="3681.8" table:style-name="ce1">
            <text:p>3681.8</text:p>
          </table:table-cell>
          <table:table-cell office:value-type="float" office:value="637.1" table:style-name="ce1">
            <text:p>63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8.4" table:style-name="ce1">
            <text:p>718.4</text:p>
          </table:table-cell>
          <table:table-cell office:value-type="float" office:value="2463.9" table:style-name="ce1">
            <text:p>2463.9</text:p>
          </table:table-cell>
          <table:table-cell office:value-type="float" office:value="-1" table:style-name="ce1">
            <text:p>-1</text:p>
          </table:table-cell>
          <table:table-cell office:value-type="float" office:value="108.2" table:style-name="ce1">
            <text:p>108.2</text:p>
          </table:table-cell>
          <table:table-cell office:value-type="float" office:value="0" table:style-name="ce1">
            <text:p>0</text:p>
          </table:table-cell>
          <table:table-cell office:value-type="float" office:value="226.7" table:style-name="ce1">
            <text:p>226.7</text:p>
          </table:table-cell>
          <table:table-cell table:number-columns-repeated="1636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8.5" table:style-name="ce1">
            <text:p>4328.5</text:p>
          </table:table-cell>
          <table:table-cell office:value-type="float" office:value="3691.1" table:style-name="ce1">
            <text:p>3691.1</text:p>
          </table:table-cell>
          <table:table-cell office:value-type="float" office:value="637.4" table:style-name="ce1">
            <text:p>63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9.5" table:style-name="ce1">
            <text:p>709.5</text:p>
          </table:table-cell>
          <table:table-cell office:value-type="float" office:value="2456.6" table:style-name="ce1">
            <text:p>2456.6</text:p>
          </table:table-cell>
          <table:table-cell office:value-type="float" office:value="-1" table:style-name="ce1">
            <text:p>-1</text:p>
          </table:table-cell>
          <table:table-cell office:value-type="float" office:value="108.3" table:style-name="ce1">
            <text:p>108.3</text:p>
          </table:table-cell>
          <table:table-cell office:value-type="float" office:value="0" table:style-name="ce1">
            <text:p>0</text:p>
          </table:table-cell>
          <table:table-cell office:value-type="float" office:value="224.7" table:style-name="ce1">
            <text:p>224.7</text:p>
          </table:table-cell>
          <table:table-cell table:number-columns-repeated="1636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8.5" table:style-name="ce1">
            <text:p>4328.5</text:p>
          </table:table-cell>
          <table:table-cell office:value-type="float" office:value="3691.1" table:style-name="ce1">
            <text:p>3691.1</text:p>
          </table:table-cell>
          <table:table-cell office:value-type="float" office:value="637.4" table:style-name="ce1">
            <text:p>63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9.5" table:style-name="ce1">
            <text:p>709.5</text:p>
          </table:table-cell>
          <table:table-cell office:value-type="float" office:value="2456.6" table:style-name="ce1">
            <text:p>2456.6</text:p>
          </table:table-cell>
          <table:table-cell office:value-type="float" office:value="-1" table:style-name="ce1">
            <text:p>-1</text:p>
          </table:table-cell>
          <table:table-cell office:value-type="float" office:value="108.3" table:style-name="ce1">
            <text:p>108.3</text:p>
          </table:table-cell>
          <table:table-cell office:value-type="float" office:value="0" table:style-name="ce1">
            <text:p>0</text:p>
          </table:table-cell>
          <table:table-cell office:value-type="float" office:value="224.7" table:style-name="ce1">
            <text:p>224.7</text:p>
          </table:table-cell>
          <table:table-cell table:number-columns-repeated="16368"/>
        </table:table-row>
        <table:table-row table:number-rows-repeated="1048562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3.13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8.56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4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7881.5" table:style-name="ce1">
            <text:p>7881.5</text:p>
          </table:table-cell>
          <table:table-cell office:value-type="float" office:value="30.6" table:style-name="ce1">
            <text:p>30.6</text:p>
          </table:table-cell>
          <table:table-cell office:value-type="float" office:value="7881.5" table:style-name="ce1">
            <text:p>7881.5</text:p>
          </table:table-cell>
          <table:table-cell office:value-type="float" office:value="567.9" table:style-name="ce1">
            <text:p>567.9</text:p>
          </table:table-cell>
          <table:table-cell office:value-type="float" office:value="15763" table:style-name="ce1">
            <text:p>15763</text:p>
          </table:table-cell>
          <table:table-cell office:value-type="float" office:value="598.5" table:style-name="ce1">
            <text:p>598.5</text:p>
          </table:table-cell>
          <table:table-cell office:value-type="float" office:value="7912.1" table:style-name="ce1">
            <text:p>7912.1</text:p>
          </table:table-cell>
          <table:table-cell office:value-type="float" office:value="-8449.4" table:style-name="ce1">
            <text:p>-8449.4</text:p>
          </table:table-cell>
          <table:table-cell table:number-columns-repeated="16375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2452.1999999999998" table:style-name="ce1">
            <text:p>2452.2</text:p>
          </table:table-cell>
          <table:table-cell office:value-type="float" office:value="19.5" table:style-name="ce1">
            <text:p>19.5</text:p>
          </table:table-cell>
          <table:table-cell office:value-type="float" office:value="2452.1999999999998" table:style-name="ce1">
            <text:p>2452.2</text:p>
          </table:table-cell>
          <table:table-cell office:value-type="float" office:value="967.6" table:style-name="ce1">
            <text:p>967.6</text:p>
          </table:table-cell>
          <table:table-cell office:value-type="float" office:value="4904.3999999999996" table:style-name="ce1">
            <text:p>4904.4</text:p>
          </table:table-cell>
          <table:table-cell office:value-type="float" office:value="987.1" table:style-name="ce1">
            <text:p>987.1</text:p>
          </table:table-cell>
          <table:table-cell office:value-type="float" office:value="2471.6999999999998" table:style-name="ce1">
            <text:p>2471.7</text:p>
          </table:table-cell>
          <table:table-cell office:value-type="float" office:value="-3419.7999999999997" table:style-name="ce1">
            <text:p>-3419.8</text:p>
          </table:table-cell>
          <table:table-cell table:number-columns-repeated="16375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1528.1" table:style-name="ce1">
            <text:p>1528.1</text:p>
          </table:table-cell>
          <table:table-cell office:value-type="float" office:value="12.9" table:style-name="ce1">
            <text:p>12.9</text:p>
          </table:table-cell>
          <table:table-cell office:value-type="float" office:value="1528.1" table:style-name="ce1">
            <text:p>1528.1</text:p>
          </table:table-cell>
          <table:table-cell office:value-type="float" office:value="377.4" table:style-name="ce1">
            <text:p>377.4</text:p>
          </table:table-cell>
          <table:table-cell office:value-type="float" office:value="3056.2" table:style-name="ce1">
            <text:p>3056.2</text:p>
          </table:table-cell>
          <table:table-cell office:value-type="float" office:value="390.29999999999995" table:style-name="ce1">
            <text:p>390.3</text:p>
          </table:table-cell>
          <table:table-cell office:value-type="float" office:value="1541" table:style-name="ce1">
            <text:p>1541</text:p>
          </table:table-cell>
          <table:table-cell office:value-type="float" office:value="-1905.5" table:style-name="ce1">
            <text:p>-1905.5</text:p>
          </table:table-cell>
          <table:table-cell table:number-columns-repeated="16375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3671.1" table:style-name="ce1">
            <text:p>3671.1</text:p>
          </table:table-cell>
          <table:table-cell office:value-type="float" office:value="12" table:style-name="ce1">
            <text:p>12</text:p>
          </table:table-cell>
          <table:table-cell office:value-type="float" office:value="3671.1" table:style-name="ce1">
            <text:p>3671.1</text:p>
          </table:table-cell>
          <table:table-cell office:value-type="float" office:value="325.39999999999998" table:style-name="ce1">
            <text:p>325.4</text:p>
          </table:table-cell>
          <table:table-cell office:value-type="float" office:value="7342.2" table:style-name="ce1">
            <text:p>7342.2</text:p>
          </table:table-cell>
          <table:table-cell office:value-type="float" office:value="337.4" table:style-name="ce1">
            <text:p>337.4</text:p>
          </table:table-cell>
          <table:table-cell office:value-type="float" office:value="3683.1" table:style-name="ce1">
            <text:p>3683.1</text:p>
          </table:table-cell>
          <table:table-cell office:value-type="float" office:value="-3996.5" table:style-name="ce1">
            <text:p>-3996.5</text:p>
          </table:table-cell>
          <table:table-cell table:number-columns-repeated="16375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138.7" table:style-name="ce1">
            <text:p>3138.7</text:p>
          </table:table-cell>
          <table:table-cell office:value-type="float" office:value="10" table:style-name="ce1">
            <text:p>10</text:p>
          </table:table-cell>
          <table:table-cell office:value-type="float" office:value="3138.7" table:style-name="ce1">
            <text:p>3138.7</text:p>
          </table:table-cell>
          <table:table-cell office:value-type="float" office:value="218.7" table:style-name="ce1">
            <text:p>218.7</text:p>
          </table:table-cell>
          <table:table-cell office:value-type="float" office:value="6277.4" table:style-name="ce1">
            <text:p>6277.4</text:p>
          </table:table-cell>
          <table:table-cell office:value-type="float" office:value="228.7" table:style-name="ce1">
            <text:p>228.7</text:p>
          </table:table-cell>
          <table:table-cell office:value-type="float" office:value="3148.7" table:style-name="ce1">
            <text:p>3148.7</text:p>
          </table:table-cell>
          <table:table-cell office:value-type="float" office:value="-3357.3999999999996" table:style-name="ce1">
            <text:p>-3357.4</text:p>
          </table:table-cell>
          <table:table-cell table:number-columns-repeated="16375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1414" table:style-name="ce1">
            <text:p>1414</text:p>
          </table:table-cell>
          <table:table-cell office:value-type="float" office:value="12.1" table:style-name="ce1">
            <text:p>12.1</text:p>
          </table:table-cell>
          <table:table-cell office:value-type="float" office:value="1414" table:style-name="ce1">
            <text:p>1414</text:p>
          </table:table-cell>
          <table:table-cell office:value-type="float" office:value="165.7" table:style-name="ce1">
            <text:p>165.7</text:p>
          </table:table-cell>
          <table:table-cell office:value-type="float" office:value="2828" table:style-name="ce1">
            <text:p>2828</text:p>
          </table:table-cell>
          <table:table-cell office:value-type="float" office:value="177.79999999999998" table:style-name="ce1">
            <text:p>177.8</text:p>
          </table:table-cell>
          <table:table-cell office:value-type="float" office:value="1426.1" table:style-name="ce1">
            <text:p>1426.1</text:p>
          </table:table-cell>
          <table:table-cell office:value-type="float" office:value="-1579.7" table:style-name="ce1">
            <text:p>-1579.7</text:p>
          </table:table-cell>
          <table:table-cell table:number-columns-repeated="16375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2248.1" table:style-name="ce1">
            <text:p>2248.1</text:p>
          </table:table-cell>
          <table:table-cell office:value-type="float" office:value="9.9" table:style-name="ce1">
            <text:p>9.9</text:p>
          </table:table-cell>
          <table:table-cell office:value-type="float" office:value="2248.1" table:style-name="ce1">
            <text:p>2248.1</text:p>
          </table:table-cell>
          <table:table-cell office:value-type="float" office:value="133.80000000000001" table:style-name="ce1">
            <text:p>133.8</text:p>
          </table:table-cell>
          <table:table-cell office:value-type="float" office:value="4496.2" table:style-name="ce1">
            <text:p>4496.2</text:p>
          </table:table-cell>
          <table:table-cell office:value-type="float" office:value="143.70000000000002" table:style-name="ce1">
            <text:p>143.7</text:p>
          </table:table-cell>
          <table:table-cell office:value-type="float" office:value="2258" table:style-name="ce1">
            <text:p>2258</text:p>
          </table:table-cell>
          <table:table-cell office:value-type="float" office:value="-2381.9" table:style-name="ce1">
            <text:p>-2381.9</text:p>
          </table:table-cell>
          <table:table-cell table:number-columns-repeated="16375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4494.5" table:style-name="ce1">
            <text:p>4494.5</text:p>
          </table:table-cell>
          <table:table-cell office:value-type="float" office:value="18.2" table:style-name="ce1">
            <text:p>18.2</text:p>
          </table:table-cell>
          <table:table-cell office:value-type="float" office:value="4494.5" table:style-name="ce1">
            <text:p>4494.5</text:p>
          </table:table-cell>
          <table:table-cell office:value-type="float" office:value="367.5" table:style-name="ce1">
            <text:p>367.5</text:p>
          </table:table-cell>
          <table:table-cell office:value-type="float" office:value="8989" table:style-name="ce1">
            <text:p>8989</text:p>
          </table:table-cell>
          <table:table-cell office:value-type="float" office:value="385.7" table:style-name="ce1">
            <text:p>385.7</text:p>
          </table:table-cell>
          <table:table-cell office:value-type="float" office:value="4512.7" table:style-name="ce1">
            <text:p>4512.7</text:p>
          </table:table-cell>
          <table:table-cell office:value-type="float" office:value="-4862" table:style-name="ce1">
            <text:p>-4862</text:p>
          </table:table-cell>
          <table:table-cell table:number-columns-repeated="16375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3864.4" table:style-name="ce1">
            <text:p>3864.4</text:p>
          </table:table-cell>
          <table:table-cell office:value-type="float" office:value="14.3" table:style-name="ce1">
            <text:p>14.3</text:p>
          </table:table-cell>
          <table:table-cell office:value-type="float" office:value="3864.4" table:style-name="ce1">
            <text:p>3864.4</text:p>
          </table:table-cell>
          <table:table-cell office:value-type="float" office:value="251.9" table:style-name="ce1">
            <text:p>251.9</text:p>
          </table:table-cell>
          <table:table-cell office:value-type="float" office:value="7728.8" table:style-name="ce1">
            <text:p>7728.8</text:p>
          </table:table-cell>
          <table:table-cell office:value-type="float" office:value="266.2" table:style-name="ce1">
            <text:p>266.2</text:p>
          </table:table-cell>
          <table:table-cell office:value-type="float" office:value="3878.7000000000003" table:style-name="ce1">
            <text:p>3878.7</text:p>
          </table:table-cell>
          <table:table-cell office:value-type="float" office:value="-4116.3" table:style-name="ce1">
            <text:p>-4116.3</text:p>
          </table:table-cell>
          <table:table-cell table:number-columns-repeated="16375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3302.3" table:style-name="ce1">
            <text:p>3302.3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3302.3" table:style-name="ce1">
            <text:p>3302.3</text:p>
          </table:table-cell>
          <table:table-cell office:value-type="float" office:value="339.8" table:style-name="ce1">
            <text:p>339.8</text:p>
          </table:table-cell>
          <table:table-cell office:value-type="float" office:value="6604.6" table:style-name="ce1">
            <text:p>6604.6</text:p>
          </table:table-cell>
          <table:table-cell office:value-type="float" office:value="358.40000000000003" table:style-name="ce1">
            <text:p>358.4</text:p>
          </table:table-cell>
          <table:table-cell office:value-type="float" office:value="3320.9" table:style-name="ce1">
            <text:p>3320.9</text:p>
          </table:table-cell>
          <table:table-cell office:value-type="float" office:value="-3642.1000000000004" table:style-name="ce1">
            <text:p>-3642.1</text:p>
          </table:table-cell>
          <table:table-cell table:number-columns-repeated="16375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2.5" table:style-name="ce1">
            <text:p>2.5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20.3" table:style-name="ce1">
            <text:p>20.3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22.8" table:style-name="ce1">
            <text:p>22.8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-54" table:style-name="ce1">
            <text:p>-54</text:p>
          </table:table-cell>
          <table:table-cell table:number-columns-repeated="16375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617.5846153846151" table:formula="msoxl:=AVERAGE(B2:B14)" table:style-name="ce8">
            <text:p>2617.6</text:p>
          </table:table-cell>
          <table:table-cell office:value-type="float" office:value="12.407692307692306" table:formula="msoxl:=AVERAGE(C2:C14)" table:style-name="ce8">
            <text:p>12.4</text:p>
          </table:table-cell>
          <table:table-cell office:value-type="float" office:value="2617.5846153846151" table:formula="msoxl:=AVERAGE(D2:D14)" table:style-name="ce8">
            <text:p>2617.6</text:p>
          </table:table-cell>
          <table:table-cell office:value-type="float" office:value="287.40000000000003" table:formula="msoxl:=AVERAGE(E2:E14)" table:style-name="ce8">
            <text:p>287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699.0378081062127" table:formula="msoxl:=IF(B16=0,0,MAX(SUMPRODUCT(B2:B14,B2:B14)/SUM(B2:B14)-B16,0))" table:style-name="ce8">
            <text:p>1699.0</text:p>
          </table:table-cell>
          <table:table-cell office:value-type="float" office:value="5.3211979588917" table:formula="msoxl:=IF(C16=0,0,MAX(SUMPRODUCT(C2:C14,C2:C14)/SUM(C2:C14)-C16,0))" table:style-name="ce8">
            <text:p>5.3</text:p>
          </table:table-cell>
          <table:table-cell office:value-type="float" office:value="1699.0378081062127" table:formula="msoxl:=IF(D16=0,0,MAX(SUMPRODUCT(D2:D14,D2:D14)/SUM(D2:D14)-D16,0))" table:style-name="ce8">
            <text:p>1699.0</text:p>
          </table:table-cell>
          <table:table-cell office:value-type="float" office:value="225.05938118944374" table:formula="msoxl:=IF(E16=0,0,MAX(SUMPRODUCT(E2:E14,E2:E14)/SUM(E2:E14)-E16,0))" table:style-name="ce8">
            <text:p>22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564.8775765091723" table:formula="msoxl:=ABS(MAX(B2:B14)-B16-B17)" table:style-name="ce8">
            <text:p>3564.9</text:p>
          </table:table-cell>
          <table:table-cell office:value-type="float" office:value="12.871109733415993" table:formula="msoxl:=ABS(MAX(C2:C14)-C16-C17)" table:style-name="ce8">
            <text:p>12.9</text:p>
          </table:table-cell>
          <table:table-cell office:value-type="float" office:value="3564.8775765091723" table:formula="msoxl:=ABS(MAX(D2:D14)-D16-D17)" table:style-name="ce8">
            <text:p>3564.9</text:p>
          </table:table-cell>
          <table:table-cell office:value-type="float" office:value="455.1406188105563" table:formula="msoxl:=ABS(MAX(E2:E14)-E16-E17)" table:style-name="ce8">
            <text:p>455.1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3.13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8.56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25840.2" table:style-name="ce1">
            <text:p>25840.2</text:p>
          </table:table-cell>
          <table:table-cell office:value-type="float" office:value="192.9" table:style-name="ce1">
            <text:p>192.9</text:p>
          </table:table-cell>
          <table:table-cell office:value-type="float" office:value="25840.2" table:style-name="ce1">
            <text:p>25840.2</text:p>
          </table:table-cell>
          <table:table-cell office:value-type="float" office:value="461.1" table:style-name="ce1">
            <text:p>461.1</text:p>
          </table:table-cell>
          <table:table-cell table:number-columns-repeated="16379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8367.9" table:style-name="ce1">
            <text:p>8367.9</text:p>
          </table:table-cell>
          <table:table-cell office:value-type="float" office:value="282.10000000000002" table:style-name="ce1">
            <text:p>282.1</text:p>
          </table:table-cell>
          <table:table-cell office:value-type="float" office:value="8367.9" table:style-name="ce1">
            <text:p>8367.9</text:p>
          </table:table-cell>
          <table:table-cell office:value-type="float" office:value="704" table:style-name="ce1">
            <text:p>704</text:p>
          </table:table-cell>
          <table:table-cell table:number-columns-repeated="16379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4980.1000000000004" table:style-name="ce1">
            <text:p>4980.1</text:p>
          </table:table-cell>
          <table:table-cell office:value-type="float" office:value="125.3" table:style-name="ce1">
            <text:p>125.3</text:p>
          </table:table-cell>
          <table:table-cell office:value-type="float" office:value="4980.1000000000004" table:style-name="ce1">
            <text:p>4980.1</text:p>
          </table:table-cell>
          <table:table-cell office:value-type="float" office:value="289.60000000000002" table:style-name="ce1">
            <text:p>289.6</text:p>
          </table:table-cell>
          <table:table-cell table:number-columns-repeated="16379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12319.6" table:style-name="ce1">
            <text:p>12319.6</text:p>
          </table:table-cell>
          <table:table-cell office:value-type="float" office:value="101.4" table:style-name="ce1">
            <text:p>101.4</text:p>
          </table:table-cell>
          <table:table-cell office:value-type="float" office:value="12319.6" table:style-name="ce1">
            <text:p>12319.6</text:p>
          </table:table-cell>
          <table:table-cell office:value-type="float" office:value="246.3" table:style-name="ce1">
            <text:p>246.3</text:p>
          </table:table-cell>
          <table:table-cell table:number-columns-repeated="16379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10583.8" table:style-name="ce1">
            <text:p>10583.8</text:p>
          </table:table-cell>
          <table:table-cell office:value-type="float" office:value="75.5" table:style-name="ce1">
            <text:p>75.5</text:p>
          </table:table-cell>
          <table:table-cell office:value-type="float" office:value="10583.8" table:style-name="ce1">
            <text:p>10583.8</text:p>
          </table:table-cell>
          <table:table-cell office:value-type="float" office:value="171.5" table:style-name="ce1">
            <text:p>171.5</text:p>
          </table:table-cell>
          <table:table-cell table:number-columns-repeated="16379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4693.6000000000004" table:style-name="ce1">
            <text:p>4693.6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4693.6000000000004" table:style-name="ce1">
            <text:p>4693.6</text:p>
          </table:table-cell>
          <table:table-cell office:value-type="float" office:value="143.1" table:style-name="ce1">
            <text:p>143.1</text:p>
          </table:table-cell>
          <table:table-cell table:number-columns-repeated="16379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7465.9" table:style-name="ce1">
            <text:p>7465.9</text:p>
          </table:table-cell>
          <table:table-cell office:value-type="float" office:value="54" table:style-name="ce1">
            <text:p>54</text:p>
          </table:table-cell>
          <table:table-cell office:value-type="float" office:value="7465.9" table:style-name="ce1">
            <text:p>7465.9</text:p>
          </table:table-cell>
          <table:table-cell office:value-type="float" office:value="114.7" table:style-name="ce1">
            <text:p>114.7</text:p>
          </table:table-cell>
          <table:table-cell table:number-columns-repeated="16379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14924.7" table:style-name="ce1">
            <text:p>14924.7</text:p>
          </table:table-cell>
          <table:table-cell office:value-type="float" office:value="126.2" table:style-name="ce1">
            <text:p>126.2</text:p>
          </table:table-cell>
          <table:table-cell office:value-type="float" office:value="14924.7" table:style-name="ce1">
            <text:p>14924.7</text:p>
          </table:table-cell>
          <table:table-cell office:value-type="float" office:value="294.10000000000002" table:style-name="ce1">
            <text:p>294.1</text:p>
          </table:table-cell>
          <table:table-cell table:number-columns-repeated="16379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12716.3" table:style-name="ce1">
            <text:p>12716.3</text:p>
          </table:table-cell>
          <table:table-cell office:value-type="float" office:value="89.7" table:style-name="ce1">
            <text:p>89.7</text:p>
          </table:table-cell>
          <table:table-cell office:value-type="float" office:value="12716.3" table:style-name="ce1">
            <text:p>12716.3</text:p>
          </table:table-cell>
          <table:table-cell office:value-type="float" office:value="205.9" table:style-name="ce1">
            <text:p>205.9</text:p>
          </table:table-cell>
          <table:table-cell table:number-columns-repeated="16379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10802.8" table:style-name="ce1">
            <text:p>10802.8</text:p>
          </table:table-cell>
          <table:table-cell office:value-type="float" office:value="125.2" table:style-name="ce1">
            <text:p>125.2</text:p>
          </table:table-cell>
          <table:table-cell office:value-type="float" office:value="10802.8" table:style-name="ce1">
            <text:p>10802.8</text:p>
          </table:table-cell>
          <table:table-cell office:value-type="float" office:value="273" table:style-name="ce1">
            <text:p>273</text:p>
          </table:table-cell>
          <table:table-cell table:number-columns-repeated="16379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106.2" table:style-name="ce1">
            <text:p>106.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06.2" table:style-name="ce1">
            <text:p>106.2</text:p>
          </table:table-cell>
          <table:table-cell office:value-type="float" office:value="19.3" table:style-name="ce1">
            <text:p>19.3</text:p>
          </table:table-cell>
          <table:table-cell table:number-columns-repeated="16379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677.0076923076922" table:formula="msoxl:=AVERAGE(B2:B14)" table:style-name="ce8">
            <text:p>8677.0</text:p>
          </table:table-cell>
          <table:table-cell office:value-type="float" office:value="98.007692307692295" table:formula="msoxl:=AVERAGE(C2:C14)" table:style-name="ce8">
            <text:p>98.0</text:p>
          </table:table-cell>
          <table:table-cell office:value-type="float" office:value="8677.0076923076922" table:formula="msoxl:=AVERAGE(D2:D14)" table:style-name="ce8">
            <text:p>8677.0</text:p>
          </table:table-cell>
          <table:table-cell office:value-type="float" office:value="224.88461538461539" table:formula="msoxl:=AVERAGE(E2:E14)" table:style-name="ce8">
            <text:p>22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553.8882376965394" table:formula="msoxl:=IF(B16=0,0,MAX(SUMPRODUCT(B2:B14,B2:B14)/SUM(B2:B14)-B16,0))" table:style-name="ce8">
            <text:p>5553.9</text:p>
          </table:table-cell>
          <table:table-cell office:value-type="float" office:value="56.108742822988219" table:formula="msoxl:=IF(C16=0,0,MAX(SUMPRODUCT(C2:C14,C2:C14)/SUM(C2:C14)-C16,0))" table:style-name="ce8">
            <text:p>56.1</text:p>
          </table:table-cell>
          <table:table-cell office:value-type="float" office:value="5553.8882376965394" table:formula="msoxl:=IF(D16=0,0,MAX(SUMPRODUCT(D2:D14,D2:D14)/SUM(D2:D14)-D16,0))" table:style-name="ce8">
            <text:p>5553.9</text:p>
          </table:table-cell>
          <table:table-cell office:value-type="float" office:value="158.08064201234035" table:formula="msoxl:=IF(E16=0,0,MAX(SUMPRODUCT(E2:E14,E2:E14)/SUM(E2:E14)-E16,0))" table:style-name="ce8">
            <text:p>15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609.304069995769" table:formula="msoxl:=ABS(MAX(B2:B14)-B16-B17)" table:style-name="ce8">
            <text:p>11609.3</text:p>
          </table:table-cell>
          <table:table-cell office:value-type="float" office:value="127.98356486931949" table:formula="msoxl:=ABS(MAX(C2:C14)-C16-C17)" table:style-name="ce8">
            <text:p>128.0</text:p>
          </table:table-cell>
          <table:table-cell office:value-type="float" office:value="11609.304069995769" table:formula="msoxl:=ABS(MAX(D2:D14)-D16-D17)" table:style-name="ce8">
            <text:p>11609.3</text:p>
          </table:table-cell>
          <table:table-cell office:value-type="float" office:value="321.03474260304426" table:formula="msoxl:=ABS(MAX(E2:E14)-E16-E17)" table:style-name="ce8">
            <text:p>321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3.13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8.56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4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9419.9" table:style-name="ce1">
            <text:p>29419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8" table:style-name="ce1">
            <text:p>1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0038" table:style-name="ce1">
            <text:p>100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4" table:style-name="ce1">
            <text:p>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6054.4" table:style-name="ce1">
            <text:p>605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3" table:style-name="ce1">
            <text:p>1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4611.1" table:style-name="ce1">
            <text:p>1461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2367.6" table:style-name="ce1">
            <text:p>1236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519.8" table:style-name="ce1">
            <text:p>551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1" table:style-name="ce1">
            <text:p>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8551.7000000000007" table:style-name="ce1">
            <text:p>855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7" table:style-name="ce1">
            <text:p>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6230.3" table:style-name="ce1">
            <text:p>1623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2" table:style-name="ce1">
            <text:p>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3694.2" table:style-name="ce1">
            <text:p>1369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6" table:style-name="ce1">
            <text:p>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2120.1" table:style-name="ce1">
            <text:p>1212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08.5" table:style-name="ce1">
            <text:p>30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6.8" table:style-name="ce1">
            <text:p>9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3.13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8.56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99" table:style-name="ce1">
            <text:p>2999</text:p>
          </table:table-cell>
          <table:table-cell office:value-type="float" office:value="-1" table:style-name="ce1">
            <text:p>-1</text:p>
          </table:table-cell>
          <table:table-cell office:value-type="float" office:value="6285" table:style-name="ce1">
            <text:p>6285</text:p>
          </table:table-cell>
          <table:table-cell office:value-type="float" office:value="484" table:style-name="ce1">
            <text:p>484</text:p>
          </table:table-cell>
          <table:table-cell office:value-type="float" office:value="-1" table:style-name="ce1">
            <text:p>-1</text:p>
          </table:table-cell>
          <table:table-cell office:value-type="float" office:value="206223" table:style-name="ce1">
            <text:p>2062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80" table:style-name="ce1">
            <text:p>2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table:number-columns-repeated="16346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2" table:style-name="ce1">
            <text:p>1312</text:p>
          </table:table-cell>
          <table:table-cell office:value-type="float" office:value="0" table:style-name="ce1">
            <text:p>0</text:p>
          </table:table-cell>
          <table:table-cell office:value-type="float" office:value="2391" table:style-name="ce1">
            <text:p>23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6224" table:style-name="ce1">
            <text:p>-206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78" table:style-name="ce1">
            <text:p>5378</text:p>
          </table:table-cell>
          <table:table-cell office:value-type="float" office:value="0" table:style-name="ce1">
            <text:p>0</text:p>
          </table:table-cell>
          <table:table-cell office:value-type="float" office:value="-4292" table:style-name="ce1">
            <text:p>-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" table:style-name="ce1">
            <text:p>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225" table:style-name="ce1">
            <text:p>-5225</text:p>
          </table:table-cell>
          <table:table-cell office:value-type="float" office:value="0" table:style-name="ce1">
            <text:p>0</text:p>
          </table:table-cell>
          <table:table-cell office:value-type="float" office:value="-1709" table:style-name="ce1">
            <text:p>-17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3" table:style-name="ce1">
            <text:p>1803</text:p>
          </table:table-cell>
          <table:table-cell office:value-type="float" office:value="0" table:style-name="ce1">
            <text:p>0</text:p>
          </table:table-cell>
          <table:table-cell office:value-type="float" office:value="6251" table:style-name="ce1">
            <text:p>6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66" table:style-name="ce1">
            <text:p>66</text:p>
          </table:table-cell>
          <table:table-cell table:number-columns-repeated="16346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" table:style-name="ce1">
            <text:p>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-1117" table:style-name="ce1">
            <text:p>-1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1587" table:style-name="ce1">
            <text:p>1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5" table:style-name="ce1">
            <text:p>-65</text:p>
          </table:table-cell>
          <table:table-cell table:number-columns-repeated="16346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-4177" table:style-name="ce1">
            <text:p>-4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37" table:style-name="ce1">
            <text:p>37</text:p>
          </table:table-cell>
          <table:table-cell table:number-columns-repeated="16346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" table:style-name="ce1">
            <text:p>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3688" table:style-name="ce1">
            <text:p>3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" table:style-name="ce1">
            <text:p>-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542" table:style-name="ce1">
            <text:p>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table:number-columns-repeated="16346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-4611" table:style-name="ce1">
            <text:p>-46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66" table:style-name="ce1">
            <text:p>-66</text:p>
          </table:table-cell>
          <table:table-cell table:number-columns-repeated="16346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3" table:style-name="ce1">
            <text:p>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874" table:style-name="ce1">
            <text:p>2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9362" table:style-name="ce1">
            <text:p>209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" table:style-name="ce1">
            <text:p>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number-rows-repeated="104856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18M32.000S" table:style-name="ce9">
            <text:p>12:18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18M32.000S" table:style-name="ce10">
            <text:p>12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19M2.000S" table:style-name="ce9">
            <text:p>12:19:0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19M2.000S" table:style-name="ce10">
            <text:p>12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19M32.000S" table:style-name="ce9">
            <text:p>12:19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19M32.000S" table:style-name="ce10">
            <text:p>12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20M2.000S" table:style-name="ce9">
            <text:p>12:20:0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0M2.000S" table:style-name="ce10">
            <text:p>12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20M32.000S" table:style-name="ce9">
            <text:p>12:20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0M32.000S" table:style-name="ce10">
            <text:p>12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21M2.000S" table:style-name="ce9">
            <text:p>12:21:0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1M2.000S" table:style-name="ce10">
            <text:p>12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21M32.000S" table:style-name="ce9">
            <text:p>12:21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1M32.000S" table:style-name="ce10">
            <text:p>12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2H22M2.000S" table:style-name="ce9">
            <text:p>12:22:0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2M2.000S" table:style-name="ce10">
            <text:p>12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2H22M32.000S" table:style-name="ce9">
            <text:p>12:22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2M32.000S" table:style-name="ce10">
            <text:p>12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2H23M2.000S" table:style-name="ce9">
            <text:p>12:23:0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3M2.000S" table:style-name="ce10">
            <text:p>12: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2H23M32.000S" table:style-name="ce9">
            <text:p>12:23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3M32.000S" table:style-name="ce10">
            <text:p>12: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2H24M2.000S" table:style-name="ce9">
            <text:p>12:24:0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4M2.000S" table:style-name="ce10">
            <text:p>12: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2H24M32.000S" table:style-name="ce9">
            <text:p>12:24:32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24M32.000S" table:style-name="ce10">
            <text:p>12:24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3.13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89.3" table:style-name="ce1">
            <text:p>89.3</text:p>
          </table:table-cell>
          <table:table-cell office:value-type="float" office:value="10.199999999999999" table:style-name="ce1">
            <text:p>10.2</text:p>
          </table:table-cell>
          <table:table-cell table:number-columns-repeated="1637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62.8" table:style-name="ce1">
            <text:p>62.8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75.3" table:style-name="ce1">
            <text:p>75.3</text:p>
          </table:table-cell>
          <table:table-cell table:number-columns-repeated="1637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46.2" table:style-name="ce1">
            <text:p>46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43.6" table:style-name="ce1">
            <text:p>43.6</text:p>
          </table:table-cell>
          <table:table-cell office:value-type="float" office:value="56.400000000000006" table:style-name="ce1">
            <text:p>56.4</text:p>
          </table:table-cell>
          <table:table-cell table:number-columns-repeated="1637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47.4" table:style-name="ce1">
            <text:p>47.4</text:p>
          </table:table-cell>
          <table:table-cell office:value-type="float" office:value="14.1" table:style-name="ce1">
            <text:p>14.1</text:p>
          </table:table-cell>
          <table:table-cell office:value-type="float" office:value="0.1" table:style-name="ce1">
            <text:p>0.1</text:p>
          </table:table-cell>
          <table:table-cell office:value-type="float" office:value="38.4" table:style-name="ce1">
            <text:p>38.4</text:p>
          </table:table-cell>
          <table:table-cell office:value-type="float" office:value="61.5" table:style-name="ce1">
            <text:p>61.5</text:p>
          </table:table-cell>
          <table:table-cell table:number-columns-repeated="1637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60.5" table:style-name="ce1">
            <text:p>60.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.2" table:style-name="ce1">
            <text:p>0.2</text:p>
          </table:table-cell>
          <table:table-cell office:value-type="float" office:value="21.9" table:style-name="ce1">
            <text:p>21.9</text:p>
          </table:table-cell>
          <table:table-cell office:value-type="float" office:value="77.900000000000006" table:style-name="ce1">
            <text:p>77.9</text:p>
          </table:table-cell>
          <table:table-cell table:number-columns-repeated="1637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0.1" table:style-name="ce1">
            <text:p>30.1</text:p>
          </table:table-cell>
          <table:table-cell office:value-type="float" office:value="20.7" table:style-name="ce1">
            <text:p>20.7</text:p>
          </table:table-cell>
          <table:table-cell office:value-type="float" office:value="0.3" table:style-name="ce1">
            <text:p>0.3</text:p>
          </table:table-cell>
          <table:table-cell office:value-type="float" office:value="48.8" table:style-name="ce1">
            <text:p>48.8</text:p>
          </table:table-cell>
          <table:table-cell office:value-type="float" office:value="50.8" table:style-name="ce1">
            <text:p>50.8</text:p>
          </table:table-cell>
          <table:table-cell table:number-columns-repeated="1637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3.1" table:style-name="ce1">
            <text:p>23.1</text:p>
          </table:table-cell>
          <table:table-cell office:value-type="float" office:value="22.3" table:style-name="ce1">
            <text:p>22.3</text:p>
          </table:table-cell>
          <table:table-cell office:value-type="float" office:value="0.1" table:style-name="ce1">
            <text:p>0.1</text:p>
          </table:table-cell>
          <table:table-cell office:value-type="float" office:value="54.5" table:style-name="ce1">
            <text:p>54.5</text:p>
          </table:table-cell>
          <table:table-cell office:value-type="float" office:value="45.400000000000006" table:style-name="ce1">
            <text:p>45.4</text:p>
          </table:table-cell>
          <table:table-cell table:number-columns-repeated="1637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26.7" table:style-name="ce1">
            <text:p>26.7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52.4" table:style-name="ce1">
            <text:p>52.4</text:p>
          </table:table-cell>
          <table:table-cell office:value-type="float" office:value="47.599999999999994" table:style-name="ce1">
            <text:p>47.6</text:p>
          </table:table-cell>
          <table:table-cell table:number-columns-repeated="1637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51.4" table:style-name="ce1">
            <text:p>51.4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29.6" table:style-name="ce1">
            <text:p>29.6</text:p>
          </table:table-cell>
          <table:table-cell office:value-type="float" office:value="70.5" table:style-name="ce1">
            <text:p>70.5</text:p>
          </table:table-cell>
          <table:table-cell table:number-columns-repeated="1637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45.3" table:style-name="ce1">
            <text:p>45.3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40.9" table:style-name="ce1">
            <text:p>40.9</text:p>
          </table:table-cell>
          <table:table-cell office:value-type="float" office:value="59.099999999999994" table:style-name="ce1">
            <text:p>59.1</text:p>
          </table:table-cell>
          <table:table-cell table:number-columns-repeated="1637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61" table:style-name="ce1">
            <text:p>61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3.3" table:style-name="ce1">
            <text:p>3.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6.4" table:style-name="ce1">
            <text:p>96.4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884615384615387" table:style-name="ce1">
            <text:p>35.88461538</text:p>
          </table:table-cell>
          <table:table-cell office:value-type="float" office:value="12.115384615384615" table:style-name="ce1">
            <text:p>12.11538462</text:p>
          </table:table-cell>
          <table:table-cell office:value-type="float" office:value="0.10000000000000002" table:style-name="ce1">
            <text:p>0.1</text:p>
          </table:table-cell>
          <table:table-cell office:value-type="float" office:value="51.899999999999991" table:style-name="ce1">
            <text:p>51.9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3.13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89.1" table:style-name="ce1">
            <text:p>89.1</text:p>
          </table:table-cell>
          <table:table-cell office:value-type="float" office:value="10.399999999999999" table:style-name="ce1">
            <text:p>10.4</text:p>
          </table:table-cell>
          <table:table-cell table:number-columns-repeated="1637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70.5" table:style-name="ce1">
            <text:p>70.5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82.6" table:style-name="ce1">
            <text:p>82.6</text:p>
          </table:table-cell>
          <table:table-cell table:number-columns-repeated="1637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49.1" table:style-name="ce1">
            <text:p>49.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41.6" table:style-name="ce1">
            <text:p>41.6</text:p>
          </table:table-cell>
          <table:table-cell office:value-type="float" office:value="58.400000000000006" table:style-name="ce1">
            <text:p>58.4</text:p>
          </table:table-cell>
          <table:table-cell table:number-columns-repeated="1637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50.1" table:style-name="ce1">
            <text:p>50.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.2" table:style-name="ce1">
            <text:p>0.2</text:p>
          </table:table-cell>
          <table:table-cell office:value-type="float" office:value="39.6" table:style-name="ce1">
            <text:p>39.6</text:p>
          </table:table-cell>
          <table:table-cell office:value-type="float" office:value="60.3" table:style-name="ce1">
            <text:p>60.3</text:p>
          </table:table-cell>
          <table:table-cell table:number-columns-repeated="1637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62" table:style-name="ce1">
            <text:p>62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77.400000000000006" table:style-name="ce1">
            <text:p>77.4</text:p>
          </table:table-cell>
          <table:table-cell table:number-columns-repeated="1637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3.1" table:style-name="ce1">
            <text:p>33.1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45.7" table:style-name="ce1">
            <text:p>45.7</text:p>
          </table:table-cell>
          <table:table-cell office:value-type="float" office:value="54.3" table:style-name="ce1">
            <text:p>54.3</text:p>
          </table:table-cell>
          <table:table-cell table:number-columns-repeated="1637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6" table:style-name="ce1">
            <text:p>26</text:p>
          </table:table-cell>
          <table:table-cell office:value-type="float" office:value="21.2" table:style-name="ce1">
            <text:p>21.2</text:p>
          </table:table-cell>
          <table:table-cell office:value-type="float" office:value="0.1" table:style-name="ce1">
            <text:p>0.1</text:p>
          </table:table-cell>
          <table:table-cell office:value-type="float" office:value="52.7" table:style-name="ce1">
            <text:p>52.7</text:p>
          </table:table-cell>
          <table:table-cell office:value-type="float" office:value="47.2" table:style-name="ce1">
            <text:p>47.2</text:p>
          </table:table-cell>
          <table:table-cell table:number-columns-repeated="1637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26.2" table:style-name="ce1">
            <text:p>26.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9.9" table:style-name="ce1">
            <text:p>49.9</text:p>
          </table:table-cell>
          <table:table-cell office:value-type="float" office:value="50.2" table:style-name="ce1">
            <text:p>50.2</text:p>
          </table:table-cell>
          <table:table-cell table:number-columns-repeated="1637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51.7" table:style-name="ce1">
            <text:p>51.7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63.400000000000006" table:style-name="ce1">
            <text:p>63.4</text:p>
          </table:table-cell>
          <table:table-cell table:number-columns-repeated="1637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46" table:style-name="ce1">
            <text:p>46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41.1" table:style-name="ce1">
            <text:p>41.1</text:p>
          </table:table-cell>
          <table:table-cell office:value-type="float" office:value="58.9" table:style-name="ce1">
            <text:p>58.9</text:p>
          </table:table-cell>
          <table:table-cell table:number-columns-repeated="1637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60.1" table:style-name="ce1">
            <text:p>60.1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33.6" table:style-name="ce1">
            <text:p>33.6</text:p>
          </table:table-cell>
          <table:table-cell office:value-type="float" office:value="66.400000000000006" table:style-name="ce1">
            <text:p>66.4</text:p>
          </table:table-cell>
          <table:table-cell table:number-columns-repeated="1637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6.8" table:style-name="ce1">
            <text:p>6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2.6" table:style-name="ce1">
            <text:p>92.6</text:p>
          </table:table-cell>
          <table:table-cell office:value-type="float" office:value="7.3999999999999995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715384615384615" table:style-name="ce1">
            <text:p>37.71538462</text:p>
          </table:table-cell>
          <table:table-cell office:value-type="float" office:value="11.276923076923076" table:style-name="ce1">
            <text:p>11.27692308</text:p>
          </table:table-cell>
          <table:table-cell office:value-type="float" office:value="6.1538461538461535E-2" table:style-name="ce1">
            <text:p>0.061538462</text:p>
          </table:table-cell>
          <table:table-cell office:value-type="float" office:value="50.96153846153846" table:style-name="ce1">
            <text:p>50.96153846</text:p>
          </table:table-cell>
          <table:table-cell office:value-type="float" office:value="48.992307692307691" table:style-name="ce1">
            <text:p>48.99230769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3.13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7.5" table:style-name="ce1">
            <text:p>7.5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90.5" table:style-name="ce1">
            <text:p>90.5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63.3" table:style-name="ce1">
            <text:p>63.3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24.9" table:style-name="ce1">
            <text:p>24.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54.7" table:style-name="ce1">
            <text:p>54.7</text:p>
          </table:table-cell>
          <table:table-cell office:value-type="float" office:value="11.9" table:style-name="ce1">
            <text:p>11.9</text:p>
          </table:table-cell>
          <table:table-cell office:value-type="float" office:value="0.2" table:style-name="ce1">
            <text:p>0.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6.600000000000009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54.9" table:style-name="ce1">
            <text:p>54.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63.7" table:style-name="ce1">
            <text:p>63.7</text:p>
          </table:table-cell>
          <table:table-cell table:number-columns-repeated="1637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56.2" table:style-name="ce1">
            <text:p>56.2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.2" table:style-name="ce1">
            <text:p>0.2</text:p>
          </table:table-cell>
          <table:table-cell office:value-type="float" office:value="24.7" table:style-name="ce1">
            <text:p>24.7</text:p>
          </table:table-cell>
          <table:table-cell office:value-type="float" office:value="75.099999999999994" table:style-name="ce1">
            <text:p>75.1</text:p>
          </table:table-cell>
          <table:table-cell table:number-columns-repeated="1637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48.3" table:style-name="ce1">
            <text:p>48.3</text:p>
          </table:table-cell>
          <table:table-cell office:value-type="float" office:value="51.699999999999996" table:style-name="ce1">
            <text:p>51.7</text:p>
          </table:table-cell>
          <table:table-cell table:number-columns-repeated="1637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4.8" table:style-name="ce1">
            <text:p>24.8</text:p>
          </table:table-cell>
          <table:table-cell office:value-type="float" office:value="25.3" table:style-name="ce1">
            <text:p>25.3</text:p>
          </table:table-cell>
          <table:table-cell office:value-type="float" office:value="0" table:style-name="ce1">
            <text:p>0</text:p>
          </table:table-cell>
          <table:table-cell office:value-type="float" office:value="49.9" table:style-name="ce1">
            <text:p>49.9</text:p>
          </table:table-cell>
          <table:table-cell office:value-type="float" office:value="50.1" table:style-name="ce1">
            <text:p>50.1</text:p>
          </table:table-cell>
          <table:table-cell table:number-columns-repeated="1637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25.6" table:style-name="ce1">
            <text:p>25.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1.3" table:style-name="ce1">
            <text:p>51.3</text:p>
          </table:table-cell>
          <table:table-cell office:value-type="float" office:value="48.6" table:style-name="ce1">
            <text:p>48.6</text:p>
          </table:table-cell>
          <table:table-cell table:number-columns-repeated="1637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49.9" table:style-name="ce1">
            <text:p>49.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.3" table:style-name="ce1">
            <text:p>0.3</text:p>
          </table:table-cell>
          <table:table-cell office:value-type="float" office:value="30.7" table:style-name="ce1">
            <text:p>30.7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50.1" table:style-name="ce1">
            <text:p>50.1</text:p>
          </table:table-cell>
          <table:table-cell office:value-type="float" office:value="8.1" table:style-name="ce1">
            <text:p>8.1</text:p>
          </table:table-cell>
          <table:table-cell office:value-type="float" office:value="0.1" table:style-name="ce1">
            <text:p>0.1</text:p>
          </table:table-cell>
          <table:table-cell office:value-type="float" office:value="41.7" table:style-name="ce1">
            <text:p>41.7</text:p>
          </table:table-cell>
          <table:table-cell office:value-type="float" office:value="58.2" table:style-name="ce1">
            <text:p>58.2</text:p>
          </table:table-cell>
          <table:table-cell table:number-columns-repeated="1637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56.5" table:style-name="ce1">
            <text:p>56.5</text:p>
          </table:table-cell>
          <table:table-cell office:value-type="float" office:value="5.8" table:style-name="ce1">
            <text:p>5.8</text:p>
          </table:table-cell>
          <table:table-cell office:value-type="float" office:value="0.4" table:style-name="ce1">
            <text:p>0.4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62.3" table:style-name="ce1">
            <text:p>62.3</text:p>
          </table:table-cell>
          <table:table-cell table:number-columns-repeated="1637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3.1" table:style-name="ce1">
            <text:p>3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300000000000000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876923076923084" table:style-name="ce1">
            <text:p>36.87692308</text:p>
          </table:table-cell>
          <table:table-cell office:value-type="float" office:value="11.792307692307691" table:style-name="ce1">
            <text:p>11.79230769</text:p>
          </table:table-cell>
          <table:table-cell office:value-type="float" office:value="0.13076923076923078" table:style-name="ce1">
            <text:p>0.130769231</text:p>
          </table:table-cell>
          <table:table-cell office:value-type="float" office:value="51.176923076923075" table:style-name="ce1">
            <text:p>51.17692308</text:p>
          </table:table-cell>
          <table:table-cell office:value-type="float" office:value="48.669230769230765" table:style-name="ce1">
            <text:p>48.66923077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3.13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18M32.000S" table:style-name="ce9">
            <text:p>12:18:32</text:p>
          </table:table-cell>
          <table:table-cell office:value-type="float" office:value="7.2" table:style-name="ce1">
            <text:p>7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91.3" table:style-name="ce1">
            <text:p>91.3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5644H19M2.000S" table:style-name="ce9">
            <text:p>12:19:02</text:p>
          </table:table-cell>
          <table:table-cell office:value-type="float" office:value="65" table:style-name="ce1">
            <text:p>65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22.1" table:style-name="ce1">
            <text:p>22.1</text:p>
          </table:table-cell>
          <table:table-cell office:value-type="float" office:value="77.8" table:style-name="ce1">
            <text:p>77.8</text:p>
          </table:table-cell>
          <table:table-cell table:number-columns-repeated="16378"/>
        </table:table-row>
        <table:table-row table:style-name="ro1">
          <table:table-cell office:value-type="time" office:time-value="PT985644H19M32.000S" table:style-name="ce9">
            <text:p>12:19:32</text:p>
          </table:table-cell>
          <table:table-cell office:value-type="float" office:value="52" table:style-name="ce1">
            <text:p>52</text:p>
          </table:table-cell>
          <table:table-cell office:value-type="float" office:value="10.6" table:style-name="ce1">
            <text:p>10.6</text:p>
          </table:table-cell>
          <table:table-cell office:value-type="float" office:value="0.1" table:style-name="ce1">
            <text:p>0.1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62.6" table:style-name="ce1">
            <text:p>62.6</text:p>
          </table:table-cell>
          <table:table-cell table:number-columns-repeated="16378"/>
        </table:table-row>
        <table:table-row table:style-name="ro1">
          <table:table-cell office:value-type="time" office:time-value="PT985644H20M2.000S" table:style-name="ce9">
            <text:p>12:20:02</text:p>
          </table:table-cell>
          <table:table-cell office:value-type="float" office:value="52.7" table:style-name="ce1">
            <text:p>52.7</text:p>
          </table:table-cell>
          <table:table-cell office:value-type="float" office:value="13.1" table:style-name="ce1">
            <text:p>13.1</text:p>
          </table:table-cell>
          <table:table-cell office:value-type="float" office:value="0.1" table:style-name="ce1">
            <text:p>0.1</text:p>
          </table:table-cell>
          <table:table-cell office:value-type="float" office:value="34.1" table:style-name="ce1">
            <text:p>34.1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office:value-type="time" office:time-value="PT985644H20M32.000S" table:style-name="ce9">
            <text:p>12:20:32</text:p>
          </table:table-cell>
          <table:table-cell office:value-type="float" office:value="56.1" table:style-name="ce1">
            <text:p>56.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.5</text:p>
          </table:table-cell>
          <table:table-cell office:value-type="float" office:value="75.5" table:style-name="ce1">
            <text:p>75.5</text:p>
          </table:table-cell>
          <table:table-cell table:number-columns-repeated="16378"/>
        </table:table-row>
        <table:table-row table:style-name="ro1">
          <table:table-cell office:value-type="time" office:time-value="PT985644H21M2.000S" table:style-name="ce9">
            <text:p>12:21:02</text:p>
          </table:table-cell>
          <table:table-cell office:value-type="float" office:value="32.4" table:style-name="ce1">
            <text:p>32.4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46.1" table:style-name="ce1">
            <text:p>46.1</text:p>
          </table:table-cell>
          <table:table-cell office:value-type="float" office:value="53.9" table:style-name="ce1">
            <text:p>53.9</text:p>
          </table:table-cell>
          <table:table-cell table:number-columns-repeated="16378"/>
        </table:table-row>
        <table:table-row table:style-name="ro1">
          <table:table-cell office:value-type="time" office:time-value="PT985644H21M32.000S" table:style-name="ce9">
            <text:p>12:21:32</text:p>
          </table:table-cell>
          <table:table-cell office:value-type="float" office:value="25.1" table:style-name="ce1">
            <text:p>25.1</text:p>
          </table:table-cell>
          <table:table-cell office:value-type="float" office:value="16" table:style-name="ce1">
            <text:p>16</text:p>
          </table:table-cell>
          <table:table-cell office:value-type="float" office:value="0.3" table:style-name="ce1">
            <text:p>0.3</text:p>
          </table:table-cell>
          <table:table-cell office:value-type="float" office:value="58.7" table:style-name="ce1">
            <text:p>58.7</text:p>
          </table:table-cell>
          <table:table-cell office:value-type="float" office:value="41.1" table:style-name="ce1">
            <text:p>41.1</text:p>
          </table:table-cell>
          <table:table-cell table:number-columns-repeated="16378"/>
        </table:table-row>
        <table:table-row table:style-name="ro1">
          <table:table-cell office:value-type="time" office:time-value="PT985644H22M2.000S" table:style-name="ce9">
            <text:p>12:22:02</text:p>
          </table:table-cell>
          <table:table-cell office:value-type="float" office:value="27.4" table:style-name="ce1">
            <text:p>27.4</text:p>
          </table:table-cell>
          <table:table-cell office:value-type="float" office:value="20.3" table:style-name="ce1">
            <text:p>20.3</text:p>
          </table:table-cell>
          <table:table-cell office:value-type="float" office:value="0" table:style-name="ce1">
            <text:p>0</text:p>
          </table:table-cell>
          <table:table-cell office:value-type="float" office:value="52.3" table:style-name="ce1">
            <text:p>52.3</text:p>
          </table:table-cell>
          <table:table-cell office:value-type="float" office:value="47.7" table:style-name="ce1">
            <text:p>47.7</text:p>
          </table:table-cell>
          <table:table-cell table:number-columns-repeated="16378"/>
        </table:table-row>
        <table:table-row table:style-name="ro1">
          <table:table-cell office:value-type="time" office:time-value="PT985644H22M32.000S" table:style-name="ce9">
            <text:p>12:22:32</text:p>
          </table:table-cell>
          <table:table-cell office:value-type="float" office:value="51.9" table:style-name="ce1">
            <text:p>51.9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27.2" table:style-name="ce1">
            <text:p>27.2</text:p>
          </table:table-cell>
          <table:table-cell office:value-type="float" office:value="72.8" table:style-name="ce1">
            <text:p>72.8</text:p>
          </table:table-cell>
          <table:table-cell table:number-columns-repeated="16378"/>
        </table:table-row>
        <table:table-row table:style-name="ro1">
          <table:table-cell office:value-type="time" office:time-value="PT985644H23M2.000S" table:style-name="ce9">
            <text:p>12:23:02</text:p>
          </table:table-cell>
          <table:table-cell office:value-type="float" office:value="44.8" table:style-name="ce1">
            <text:p>44.8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62.199999999999996" table:style-name="ce1">
            <text:p>62.2</text:p>
          </table:table-cell>
          <table:table-cell table:number-columns-repeated="16378"/>
        </table:table-row>
        <table:table-row table:style-name="ro1">
          <table:table-cell office:value-type="time" office:time-value="PT985644H23M32.000S" table:style-name="ce9">
            <text:p>12:23:32</text:p>
          </table:table-cell>
          <table:table-cell office:value-type="float" office:value="59.7" table:style-name="ce1">
            <text:p>59.7</text:p>
          </table:table-cell>
          <table:table-cell office:value-type="float" office:value="6" table:style-name="ce1">
            <text:p>6</text:p>
          </table:table-cell>
          <table:table-cell office:value-type="float" office:value="0.2" table:style-name="ce1">
            <text:p>0.2</text:p>
          </table:table-cell>
          <table:table-cell office:value-type="float" office:value="34" table:style-name="ce1">
            <text:p>34</text:p>
          </table:table-cell>
          <table:table-cell office:value-type="float" office:value="65.7" table:style-name="ce1">
            <text:p>65.7</text:p>
          </table:table-cell>
          <table:table-cell table:number-columns-repeated="16378"/>
        </table:table-row>
        <table:table-row table:style-name="ro1">
          <table:table-cell office:value-type="time" office:time-value="PT985644H24M2.000S" table:style-name="ce9">
            <text:p>12:24:02</text:p>
          </table:table-cell>
          <table:table-cell office:value-type="float" office:value="3.5" table:style-name="ce1">
            <text:p>3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5644H24M32.000S" table:style-name="ce9">
            <text:p>12:24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753846153846148" table:style-name="ce1">
            <text:p>36.75384615</text:p>
          </table:table-cell>
          <table:table-cell office:value-type="float" office:value="12.26923076923077" table:style-name="ce1">
            <text:p>12.26923077</text:p>
          </table:table-cell>
          <table:table-cell office:value-type="float" office:value="6.9230769230769221E-2" table:style-name="ce1">
            <text:p>0.069230769</text:p>
          </table:table-cell>
          <table:table-cell office:value-type="float" office:value="50.884615384615387" table:style-name="ce1">
            <text:p>50.88461538</text:p>
          </table:table-cell>
          <table:table-cell office:value-type="float" office:value="49.023076923076928" table:style-name="ce1">
            <text:p>49.02307692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9" table:contains-header="false" table:orientation="column">
          <table:sort>
            <table:sort-by table:field-number="18" table:order="descending"/>
          </table:sort>
        </table:database-range>
        <table:database-range table:target-range-address="DISKBUSY.B1:DISKBUSY.E19" table:contains-header="false" table:orientation="column">
          <table:sort>
            <table:sort-by table:field-number="18" table:order="descending"/>
          </table:sort>
        </table:database-range>
        <table:database-range table:target-range-address="DISKREAD.B1:DISKREAD.E19" table:contains-header="false" table:orientation="column">
          <table:sort>
            <table:sort-by table:field-number="18" table:order="descending"/>
          </table:sort>
        </table:database-range>
        <table:database-range table:target-range-address="DISKWRITE.B1:DISKWRITE.E19" table:contains-header="false" table:orientation="column">
          <table:sort>
            <table:sort-by table:field-number="18" table:order="descending"/>
          </table:sort>
        </table:database-range>
        <table:database-range table:target-range-address="DISKXFER.B1:DISKXFER.E19" table:contains-header="false" table:orientation="column">
          <table:sort>
            <table:sort-by table:field-number="1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08T09:34:09Z</meta:creation-date>
    <dc:date>2012-06-08T09:34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4" chart:class="chart:line" chart:attached-axis="primary-y" chart:style-name="G0S0">
            <chart:data-point chart:repeated="13"/>
          </chart:series>
          <chart:series chart:values-cell-range-address="DISK_SUMM.$D$2:.$D$14" chart:class="chart:line" chart:attached-axis="secondary-y" chart:style-name="G1S0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4" chart:class="chart:line" chart:attached-axis="primary-y" chart:style-name="G0S0">
            <chart:data-point chart:repeated="13"/>
          </chart:series>
          <chart:series chart:label-cell-address="DISKBUSY.$C$1" chart:values-cell-range-address="DISKBUSY.$C$2:.$C$14" chart:class="chart:line" chart:attached-axis="primary-y" chart:style-name="G0S1">
            <chart:data-point chart:repeated="13"/>
          </chart:series>
          <chart:series chart:label-cell-address="DISKBUSY.$D$1" chart:values-cell-range-address="DISKBUSY.$D$2:.$D$14" chart:class="chart:line" chart:attached-axis="primary-y" chart:style-name="G0S2">
            <chart:data-point chart:repeated="13"/>
          </chart:series>
          <chart:series chart:label-cell-address="DISKBUSY.$E$1" chart:values-cell-range-address="DISKBUSY.$E$2:.$E$14" chart:class="chart:line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6:.$E$16" chart:class="chart:bar" chart:attached-axis="primary-y" chart:style-name="G0S0">
            <chart:data-point chart:repeated="4"/>
          </chart:series>
          <chart:series chart:values-cell-range-address="DISKREAD.$B$17:.$E$17" chart:class="chart:bar" chart:attached-axis="primary-y" chart:style-name="G0S1">
            <chart:data-point chart:repeated="4"/>
          </chart:series>
          <chart:series chart:values-cell-range-address="DISKREAD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4" chart:class="chart:line" chart:attached-axis="primary-y" chart:style-name="G0S0">
            <chart:data-point chart:repeated="13"/>
          </chart:series>
          <chart:series chart:label-cell-address="DISKREAD.$C$1" chart:values-cell-range-address="DISKREAD.$C$2:.$C$14" chart:class="chart:line" chart:attached-axis="primary-y" chart:style-name="G0S1">
            <chart:data-point chart:repeated="13"/>
          </chart:series>
          <chart:series chart:label-cell-address="DISKREAD.$D$1" chart:values-cell-range-address="DISKREAD.$D$2:.$D$14" chart:class="chart:line" chart:attached-axis="primary-y" chart:style-name="G0S2">
            <chart:data-point chart:repeated="13"/>
          </chart:series>
          <chart:series chart:label-cell-address="DISKREAD.$E$1" chart:values-cell-range-address="DISKREAD.$E$2:.$E$14" chart:class="chart:line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6:.$E$16" chart:class="chart:bar" chart:attached-axis="primary-y" chart:style-name="G0S0">
            <chart:data-point chart:repeated="4"/>
          </chart:series>
          <chart:series chart:values-cell-range-address="DISKWRITE.$B$17:.$E$17" chart:class="chart:bar" chart:attached-axis="primary-y" chart:style-name="G0S1">
            <chart:data-point chart:repeated="4"/>
          </chart:series>
          <chart:series chart:values-cell-range-address="DISKWRITE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4" chart:class="chart:line" chart:attached-axis="primary-y" chart:style-name="G0S0">
            <chart:data-point chart:repeated="13"/>
          </chart:series>
          <chart:series chart:label-cell-address="DISKWRITE.$C$1" chart:values-cell-range-address="DISKWRITE.$C$2:.$C$14" chart:class="chart:line" chart:attached-axis="primary-y" chart:style-name="G0S1">
            <chart:data-point chart:repeated="13"/>
          </chart:series>
          <chart:series chart:label-cell-address="DISKWRITE.$D$1" chart:values-cell-range-address="DISKWRITE.$D$2:.$D$14" chart:class="chart:line" chart:attached-axis="primary-y" chart:style-name="G0S2">
            <chart:data-point chart:repeated="13"/>
          </chart:series>
          <chart:series chart:label-cell-address="DISKWRITE.$E$1" chart:values-cell-range-address="DISKWRITE.$E$2:.$E$14" chart:class="chart:line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6:.$E$16" chart:class="chart:bar" chart:attached-axis="primary-y" chart:style-name="G0S0">
            <chart:data-point chart:repeated="4"/>
          </chart:series>
          <chart:series chart:values-cell-range-address="DISKXFER.$B$17:.$E$17" chart:class="chart:bar" chart:attached-axis="primary-y" chart:style-name="G0S1">
            <chart:data-point chart:repeated="4"/>
          </chart:series>
          <chart:series chart:values-cell-range-address="DISKXFER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4" chart:class="chart:line" chart:attached-axis="primary-y" chart:style-name="G0S0">
            <chart:data-point chart:repeated="13"/>
          </chart:series>
          <chart:series chart:label-cell-address="DISKXFER.$C$1" chart:values-cell-range-address="DISKXFER.$C$2:.$C$14" chart:class="chart:line" chart:attached-axis="primary-y" chart:style-name="G0S1">
            <chart:data-point chart:repeated="13"/>
          </chart:series>
          <chart:series chart:label-cell-address="DISKXFER.$D$1" chart:values-cell-range-address="DISKXFER.$D$2:.$D$14" chart:class="chart:line" chart:attached-axis="primary-y" chart:style-name="G0S2">
            <chart:data-point chart:repeated="13"/>
          </chart:series>
          <chart:series chart:label-cell-address="DISKXFER.$E$1" chart:values-cell-range-address="DISKXFER.$E$2:.$E$14" chart:class="chart:line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6" chart:values-cell-range-address="JFSFILE.$B$16:.$F$16" chart:class="chart:bar" chart:attached-axis="primary-y" chart:style-name="G0S0">
            <chart:data-point chart:repeated="5"/>
          </chart:series>
          <chart:series chart:label-cell-address="JFSFILE.$A$17" chart:values-cell-range-address="JFSFILE.$B$17:.$F$17" chart:class="chart:bar" chart:attached-axis="primary-y" chart:style-name="G0S1">
            <chart:data-point chart:repeated="5"/>
          </chart:series>
          <chart:series chart:label-cell-address="JFSFILE.$A$18" chart:values-cell-range-address="JFSFILE.$B$18:.$F$1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4"/>
          </chart:axis>
          <chart:axis chart:dimension="y" chart:name="primary-y" chart:style-name="Axs1"/>
          <chart:series chart:label-cell-address="MEM.$B$1" chart:values-cell-range-address="MEM.$B$2:.$B$14" chart:class="chart:area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4"/>
          </chart:axis>
          <chart:axis chart:dimension="y" chart:name="primary-y" chart:style-name="Axs1"/>
          <chart:series chart:label-cell-address="CPU_ALL.$B$1" chart:values-cell-range-address="CPU_ALL.$B$2:.$B$14" chart:class="chart:area" chart:attached-axis="primary-y" chart:style-name="G0S0">
            <chart:data-point chart:repeated="13"/>
          </chart:series>
          <chart:series chart:label-cell-address="CPU_ALL.$C$1" chart:values-cell-range-address="CPU_ALL.$C$2:.$C$14" chart:class="chart:area" chart:attached-axis="primary-y" chart:style-name="G0S1">
            <chart:data-point chart:repeated="13"/>
          </chart:series>
          <chart:series chart:label-cell-address="CPU_ALL.$D$1" chart:values-cell-range-address="CPU_ALL.$D$2:.$D$14" chart:class="chart:area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90_Threads (KB/s)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4"/>
          </chart:axis>
          <chart:axis chart:dimension="y" chart:name="primary-y" chart:style-name="Axs1"/>
          <chart:series chart:label-cell-address="NET.$I$1" chart:values-cell-range-address="NET.$I$2:.$I$14" chart:class="chart:area" chart:attached-axis="primary-y" chart:style-name="G0S1">
            <chart:data-point chart:repeated="13"/>
          </chart:series>
          <chart:series chart:label-cell-address="NET.$H$1" chart:values-cell-range-address="NET.$H$2:.$H$14" chart:class="chart:area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9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6" chart:values-cell-range-address="NET.$B$16:.$E$16" chart:class="chart:bar" chart:attached-axis="primary-y" chart:style-name="G0S0">
            <chart:data-point chart:repeated="4"/>
          </chart:series>
          <chart:series chart:label-cell-address="NET.$A$17" chart:values-cell-range-address="NET.$B$17:.$E$17" chart:class="chart:bar" chart:attached-axis="primary-y" chart:style-name="G0S1">
            <chart:data-point chart:repeated="4"/>
          </chart:series>
          <chart:series chart:label-cell-address="NET.$A$18" chart:values-cell-range-address="NET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9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4"/>
          </chart:axis>
          <chart:axis chart:dimension="y" chart:name="primary-y" chart:style-name="Axs1"/>
          <chart:series chart:label-cell-address="NET.$B$1" chart:values-cell-range-address="NET.$B$2:.$B$14" chart:class="chart:area" chart:attached-axis="primary-y" chart:style-name="G0S0">
            <chart:data-point chart:repeated="13"/>
          </chart:series>
          <chart:series chart:label-cell-address="NET.$C$1" chart:values-cell-range-address="NET.$C$2:.$C$14" chart:class="chart:area" chart:attached-axis="primary-y" chart:style-name="G0S1">
            <chart:data-point chart:repeated="13"/>
          </chart:series>
          <chart:series chart:label-cell-address="NET.$D$1" chart:values-cell-range-address="NET.$D$2:.$D$14" chart:class="chart:area" chart:attached-axis="primary-y" chart:style-name="G0S2">
            <chart:data-point chart:repeated="13"/>
          </chart:series>
          <chart:series chart:label-cell-address="NET.$E$1" chart:values-cell-range-address="NET.$E$2:.$E$14" chart:class="chart:area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6" chart:values-cell-range-address="NETPACKET.$B$16:.$E$16" chart:class="chart:bar" chart:attached-axis="primary-y" chart:style-name="G0S0">
            <chart:data-point chart:repeated="4"/>
          </chart:series>
          <chart:series chart:label-cell-address="NETPACKET.$A$17" chart:values-cell-range-address="NETPACKET.$B$17:.$E$17" chart:class="chart:bar" chart:attached-axis="primary-y" chart:style-name="G0S1">
            <chart:data-point chart:repeated="4"/>
          </chart:series>
          <chart:series chart:label-cell-address="NETPACKET.$A$18" chart:values-cell-range-address="NETPACKET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4" chart:class="chart:line" chart:attached-axis="primary-y" chart:style-name="G0S0">
            <chart:data-point chart:repeated="13"/>
          </chart:series>
          <chart:series chart:label-cell-address="NETPACKET.$C$1" chart:values-cell-range-address="NETPACKET.$C$2:.$C$14" chart:class="chart:line" chart:attached-axis="primary-y" chart:style-name="G0S1">
            <chart:data-point chart:repeated="13"/>
          </chart:series>
          <chart:series chart:label-cell-address="NETPACKET.$D$1" chart:values-cell-range-address="NETPACKET.$D$2:.$D$14" chart:class="chart:line" chart:attached-axis="primary-y" chart:style-name="G0S2">
            <chart:data-point chart:repeated="13"/>
          </chart:series>
          <chart:series chart:label-cell-address="NETPACKET.$E$1" chart:values-cell-range-address="NETPACKET.$E$2:.$E$14" chart:class="chart:line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4" chart:class="chart:line" chart:attached-axis="primary-y" chart:style-name="G0S0">
            <chart:data-point chart:repeated="13"/>
          </chart:series>
          <chart:series chart:label-cell-address="PROC.$C$1" chart:values-cell-range-address="PROC.$C$2:.$C$14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4" chart:class="chart:line" chart:attached-axis="primary-y" chart:style-name="G0S0">
            <chart:data-point chart:repeated="13"/>
          </chart:series>
          <chart:series chart:values-cell-range-address="PROC.$E$2:.$E$14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4" chart:class="chart:line" chart:attached-axis="primary-y" chart:style-name="G0S0">
            <chart:data-point chart:repeated="13"/>
          </chart:series>
          <chart:series chart:values-cell-range-address="PROC.$I$2:.$I$14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4"/>
          </chart:axis>
          <chart:axis chart:dimension="y" chart:name="primary-y" chart:style-name="Axs1"/>
          <chart:series chart:label-cell-address="VM.$H$1" chart:values-cell-range-address="VM.$H$2:.$H$14" chart:class="chart:area" chart:attached-axis="primary-y" chart:style-name="G0S0">
            <chart:data-point chart:repeated="13"/>
          </chart:series>
          <chart:series chart:label-cell-address="VM.$I$1" chart:values-cell-range-address="VM.$I$2:.$I$14" chart:class="chart:area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4"/>
          </chart:axis>
          <chart:axis chart:dimension="y" chart:name="primary-y" chart:style-name="Axs1"/>
          <chart:series chart:label-cell-address="VM.$J$1" chart:values-cell-range-address="VM.$J$2:.$J$14" chart:class="chart:area" chart:attached-axis="primary-y" chart:style-name="G0S0">
            <chart:data-point chart:repeated="13"/>
          </chart:series>
          <chart:series chart:label-cell-address="VM.$K$1" chart:values-cell-range-address="VM.$K$2:.$K$14" chart:class="chart:area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4"/>
          </chart:axis>
          <chart:axis chart:dimension="y" chart:name="primary-y" chart:style-name="Axs1"/>
          <chart:series chart:label-cell-address="CPU_ALL.$G$1" chart:values-cell-range-address="CPU_ALL.$G$2:.$G$14" chart:class="chart:area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4"/>
          </chart:axis>
          <chart:axis chart:dimension="y" chart:name="primary-y" chart:style-name="Axs1"/>
          <chart:series chart:label-cell-address="CPU01.$B$1" chart:values-cell-range-address="CPU01.$B$2:.$B$14" chart:class="chart:area" chart:attached-axis="primary-y" chart:style-name="G0S0">
            <chart:data-point chart:repeated="13"/>
          </chart:series>
          <chart:series chart:label-cell-address="CPU01.$C$1" chart:values-cell-range-address="CPU01.$C$2:.$C$14" chart:class="chart:area" chart:attached-axis="primary-y" chart:style-name="G0S1">
            <chart:data-point chart:repeated="13"/>
          </chart:series>
          <chart:series chart:label-cell-address="CPU01.$D$1" chart:values-cell-range-address="CPU01.$D$2:.$D$14" chart:class="chart:area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4"/>
          </chart:axis>
          <chart:axis chart:dimension="y" chart:name="primary-y" chart:style-name="Axs1"/>
          <chart:series chart:label-cell-address="CPU02.$B$1" chart:values-cell-range-address="CPU02.$B$2:.$B$14" chart:class="chart:area" chart:attached-axis="primary-y" chart:style-name="G0S0">
            <chart:data-point chart:repeated="13"/>
          </chart:series>
          <chart:series chart:label-cell-address="CPU02.$C$1" chart:values-cell-range-address="CPU02.$C$2:.$C$14" chart:class="chart:area" chart:attached-axis="primary-y" chart:style-name="G0S1">
            <chart:data-point chart:repeated="13"/>
          </chart:series>
          <chart:series chart:label-cell-address="CPU02.$D$1" chart:values-cell-range-address="CPU02.$D$2:.$D$14" chart:class="chart:area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4"/>
          </chart:axis>
          <chart:axis chart:dimension="y" chart:name="primary-y" chart:style-name="Axs1"/>
          <chart:series chart:label-cell-address="CPU03.$B$1" chart:values-cell-range-address="CPU03.$B$2:.$B$14" chart:class="chart:area" chart:attached-axis="primary-y" chart:style-name="G0S0">
            <chart:data-point chart:repeated="13"/>
          </chart:series>
          <chart:series chart:label-cell-address="CPU03.$C$1" chart:values-cell-range-address="CPU03.$C$2:.$C$14" chart:class="chart:area" chart:attached-axis="primary-y" chart:style-name="G0S1">
            <chart:data-point chart:repeated="13"/>
          </chart:series>
          <chart:series chart:label-cell-address="CPU03.$D$1" chart:values-cell-range-address="CPU03.$D$2:.$D$14" chart:class="chart:area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4"/>
          </chart:axis>
          <chart:axis chart:dimension="y" chart:name="primary-y" chart:style-name="Axs1"/>
          <chart:series chart:label-cell-address="CPU04.$B$1" chart:values-cell-range-address="CPU04.$B$2:.$B$14" chart:class="chart:area" chart:attached-axis="primary-y" chart:style-name="G0S0">
            <chart:data-point chart:repeated="13"/>
          </chart:series>
          <chart:series chart:label-cell-address="CPU04.$C$1" chart:values-cell-range-address="CPU04.$C$2:.$C$14" chart:class="chart:area" chart:attached-axis="primary-y" chart:style-name="G0S1">
            <chart:data-point chart:repeated="13"/>
          </chart:series>
          <chart:series chart:label-cell-address="CPU04.$D$1" chart:values-cell-range-address="CPU04.$D$2:.$D$14" chart:class="chart:area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90_Threads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4" chart:class="chart:area" chart:attached-axis="primary-y" chart:style-name="G0S0">
            <chart:data-point chart:repeated="13"/>
          </chart:series>
          <chart:series chart:label-cell-address="DISK_SUMM.$C$1" chart:values-cell-range-address="DISK_SUMM.$C$2:.$C$14" chart:class="chart:area" chart:attached-axis="primary-y" chart:style-name="G0S1">
            <chart:data-point chart:repeated="13"/>
          </chart:series>
          <chart:series chart:values-cell-range-address="DISK_SUMM.$D$2:.$D$14" chart:class="chart:line" chart:attached-axis="secondary-y" chart:style-name="G1S0">
            <chart:data-point chart:repeated="1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6" chart:values-cell-range-address="DISK_SUMM.$B$16:.$D$16" chart:class="chart:bar" chart:attached-axis="primary-y" chart:style-name="G0S0">
            <chart:data-point chart:repeated="3"/>
          </chart:series>
          <chart:series chart:label-cell-address="DISK_SUMM.$A$17" chart:values-cell-range-address="DISK_SUMM.$B$17:.$D$17" chart:class="chart:bar" chart:attached-axis="primary-y" chart:style-name="G0S1">
            <chart:data-point chart:repeated="3"/>
          </chart:series>
          <chart:series chart:label-cell-address="DISK_SUMM.$A$18" chart:values-cell-range-address="DISK_SUMM.$B$18:.$D$1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9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6:.$E$16" chart:class="chart:bar" chart:attached-axis="primary-y" chart:style-name="G0S0">
            <chart:data-point chart:repeated="4"/>
          </chart:series>
          <chart:series chart:values-cell-range-address="DISKBSIZE.$B$17:.$E$17" chart:class="chart:bar" chart:attached-axis="primary-y" chart:style-name="G0S1">
            <chart:data-point chart:repeated="4"/>
          </chart:series>
          <chart:series chart:values-cell-range-address="DISKBSIZE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9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4" chart:class="chart:line" chart:attached-axis="primary-y" chart:style-name="G0S0">
            <chart:data-point chart:repeated="13"/>
          </chart:series>
          <chart:series chart:label-cell-address="DISKBSIZE.$C$1" chart:values-cell-range-address="DISKBSIZE.$C$2:.$C$14" chart:class="chart:line" chart:attached-axis="primary-y" chart:style-name="G0S1">
            <chart:data-point chart:repeated="13"/>
          </chart:series>
          <chart:series chart:label-cell-address="DISKBSIZE.$D$1" chart:values-cell-range-address="DISKBSIZE.$D$2:.$D$14" chart:class="chart:line" chart:attached-axis="primary-y" chart:style-name="G0S2">
            <chart:data-point chart:repeated="13"/>
          </chart:series>
          <chart:series chart:label-cell-address="DISKBSIZE.$E$1" chart:values-cell-range-address="DISKBSIZE.$E$2:.$E$14" chart:class="chart:line" chart:attached-axis="primary-y" chart:style-name="G0S3">
            <chart:data-point chart:repeated="1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9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6:.$E$16" chart:class="chart:bar" chart:attached-axis="primary-y" chart:style-name="G0S0">
            <chart:data-point chart:repeated="4"/>
          </chart:series>
          <chart:series chart:values-cell-range-address="DISKBUSY.$B$17:.$E$17" chart:class="chart:bar" chart:attached-axis="primary-y" chart:style-name="G0S1">
            <chart:data-point chart:repeated="4"/>
          </chart:series>
          <chart:series chart:values-cell-range-address="DISKBUSY.$B$18:.$E$1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